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5634in"/>
    </style:style>
    <style:style style:name="co2" style:family="table-column">
      <style:table-column-properties fo:break-before="auto" style:column-width="2.7681in"/>
    </style:style>
    <style:style style:name="co3" style:family="table-column">
      <style:table-column-properties fo:break-before="auto" style:column-width="2.5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71in"/>
    </style:style>
    <style:style style:name="co6" style:family="table-column">
      <style:table-column-properties fo:break-before="auto" style:column-width="2.8846in"/>
    </style:style>
    <style:style style:name="co7" style:family="table-column">
      <style:table-column-properties fo:break-before="auto" style:column-width="2.3984in"/>
    </style:style>
    <style:style style:name="co8" style:family="table-column">
      <style:table-column-properties fo:break-before="auto" style:column-width="1.1016in"/>
    </style:style>
    <style:style style:name="co9" style:family="table-column">
      <style:table-column-properties fo:break-before="auto" style:column-width="0.9453in"/>
    </style:style>
    <style:style style:name="co10" style:family="table-column">
      <style:table-column-properties fo:break-before="auto" style:column-width="1.0134in"/>
    </style:style>
    <style:style style:name="co11" style:family="table-column">
      <style:table-column-properties fo:break-before="auto" style:column-width="1.7154in"/>
    </style:style>
    <style:style style:name="co12" style:family="table-column">
      <style:table-column-properties fo:break-before="auto" style:column-width="1.9882in"/>
    </style:style>
    <style:style style:name="co13" style:family="table-column">
      <style:table-column-properties fo:break-before="auto" style:column-width="2.5866in"/>
    </style:style>
    <style:style style:name="co14" style:family="table-column">
      <style:table-column-properties fo:break-before="auto" style:column-width="2.7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91970"/>
    </style:style>
    <style:style style:name="ce2" style:family="table-cell" style:parent-style-name="Default">
      <style:table-cell-properties fo:background-color="#0064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d700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bfff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ff1493"/>
    </style:style>
    <style:style style:name="ce9" style:family="table-cell" style:parent-style-name="Default">
      <style:table-cell-properties fo:background-color="#bc8f8f"/>
      <style:text-properties fo:color="#000000"/>
    </style:style>
    <style:style style:name="ce10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ample 2 Cla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Clade</text:p>
          </table:table-cell>
          <table:table-cell office:value-type="string" calcext:value-type="string">
            <text:p>Clade counter</text:p>
          </table:table-cell>
          <table:table-cell office:value-type="string" calcext:value-type="string">
            <text:p>Display label</text:p>
          </table:table-cell>
          <table:table-cell/>
        </table:table-row>
        <table:table-row table:style-name="ro1">
          <table:table-cell office:value-type="string" calcext:value-type="string">
            <text:p>Phytophthora aleatoria</text:p>
          </table:table-cell>
          <table:table-cell office:value-type="string" calcext:value-type="string">
            <text:p>Phyal_NZFS4037.fna</text:p>
          </table:table-cell>
          <table:table-cell table:formula="of:=VLOOKUP([.B2];[$'Accession Mapping'.$A$2:.$B$129];2;0)" office:value-type="string" office:string-value="GCA_018873745.1" calcext:value-type="string">
            <text:p>GCA_018873745.1</text:p>
          </table:table-cell>
          <table:table-cell table:formula="of:=VLOOKUP([.A2];['Clade Mapping'.$A$1:.$B$43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2];[$'Clade Colors'.$A$1:.$B$10]; 2; 0); &quot;&gt;&quot;; [.A2]; &quot;&lt;/c&gt;&quot;)" office:value-type="string" office:string-value="&lt;c 0x191970&gt;Phytophthora aleatoria&lt;/c&gt;" calcext:value-type="string">
            <text:p>&lt;c 0x191970&gt;Phytophthora aleatoria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10300.fna</text:p>
          </table:table-cell>
          <table:table-cell table:formula="of:=VLOOKUP([.B3];[$'Accession Mapping'.$A$2:.$B$129];2;0)" office:value-type="string" office:string-value="GCA_003287315.1" calcext:value-type="string">
            <text:p>GCA_003287315.1</text:p>
          </table:table-cell>
          <table:table-cell table:formula="of:=VLOOKUP([.A3];['Clade Mapping'.$A$1:.$B$43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3];[$'Clade Colors'.$A$1:.$B$10]; 2; 0); &quot;&gt;&quot;; [.A3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11-40.fna</text:p>
          </table:table-cell>
          <table:table-cell table:formula="of:=VLOOKUP([.B4];[$'Accession Mapping'.$A$2:.$B$129];2;0)" office:value-type="string" office:string-value="GCA_016865075.1" calcext:value-type="string">
            <text:p>GCA_016865075.1</text:p>
          </table:table-cell>
          <table:table-cell table:formula="of:=VLOOKUP([.A4];['Clade Mapping'.$A$1:.$B$43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 0; &quot;&lt;c &quot;;  VLOOKUP([.D4];[$'Clade Colors'.$A$1:.$B$10]; 2; 0); &quot;&gt;&quot;; [.A4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12-420.fna</text:p>
          </table:table-cell>
          <table:table-cell table:formula="of:=VLOOKUP([.B5];[$'Accession Mapping'.$A$2:.$B$129];2;0)" office:value-type="string" office:string-value="GCA_016864635.1" calcext:value-type="string">
            <text:p>GCA_016864635.1</text:p>
          </table:table-cell>
          <table:table-cell table:formula="of:=VLOOKUP([.A5];['Clade Mapping'.$A$1:.$B$43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 0; &quot;&lt;c &quot;;  VLOOKUP([.D5];[$'Clade Colors'.$A$1:.$B$10]; 2; 0); &quot;&gt;&quot;; [.A5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15-13.fna</text:p>
          </table:table-cell>
          <table:table-cell table:formula="of:=VLOOKUP([.B6];[$'Accession Mapping'.$A$2:.$B$129];2;0)" office:value-type="string" office:string-value="GCA_016864665.1" calcext:value-type="string">
            <text:p>GCA_016864665.1</text:p>
          </table:table-cell>
          <table:table-cell table:formula="of:=VLOOKUP([.A6];['Clade Mapping'.$A$1:.$B$43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 0; &quot;&lt;c &quot;;  VLOOKUP([.D6];[$'Clade Colors'.$A$1:.$B$10]; 2; 0); &quot;&gt;&quot;; [.A6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15-7.fna</text:p>
          </table:table-cell>
          <table:table-cell table:formula="of:=VLOOKUP([.B7];[$'Accession Mapping'.$A$2:.$B$129];2;0)" office:value-type="string" office:string-value="GCA_016864695.1" calcext:value-type="string">
            <text:p>GCA_016864695.1</text:p>
          </table:table-cell>
          <table:table-cell table:formula="of:=VLOOKUP([.A7];['Clade Mapping'.$A$1:.$B$43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 0; &quot;&lt;c &quot;;  VLOOKUP([.D7];[$'Clade Colors'.$A$1:.$B$10]; 2; 0); &quot;&gt;&quot;; [.A7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17-21.fna</text:p>
          </table:table-cell>
          <table:table-cell table:formula="of:=VLOOKUP([.B8];[$'Accession Mapping'.$A$2:.$B$129];2;0)" office:value-type="string" office:string-value="GCA_016865085.1" calcext:value-type="string">
            <text:p>GCA_016865085.1</text:p>
          </table:table-cell>
          <table:table-cell table:formula="of:=VLOOKUP([.A8];['Clade Mapping'.$A$1:.$B$43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 0; &quot;&lt;c &quot;;  VLOOKUP([.D8];[$'Clade Colors'.$A$1:.$B$10]; 2; 0); &quot;&gt;&quot;; [.A8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2003-3.fna</text:p>
          </table:table-cell>
          <table:table-cell table:formula="of:=VLOOKUP([.B9];[$'Accession Mapping'.$A$2:.$B$129];2;0)" office:value-type="string" office:string-value="GCA_016864755.1" calcext:value-type="string">
            <text:p>GCA_016864755.1</text:p>
          </table:table-cell>
          <table:table-cell table:formula="of:=VLOOKUP([.A9];['Clade Mapping'.$A$1:.$B$43];2;0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 0; &quot;&lt;c &quot;;  VLOOKUP([.D9];[$'Clade Colors'.$A$1:.$B$10]; 2; 0); &quot;&gt;&quot;; [.A9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4032.fna</text:p>
          </table:table-cell>
          <table:table-cell table:formula="of:=VLOOKUP([.B10];[$'Accession Mapping'.$A$2:.$B$129];2;0)" office:value-type="string" office:string-value="GCA_016864735.1" calcext:value-type="string">
            <text:p>GCA_016864735.1</text:p>
          </table:table-cell>
          <table:table-cell table:formula="of:=VLOOKUP([.A10];['Clade Mapping'.$A$1:.$B$43];2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 0; &quot;&lt;c &quot;;  VLOOKUP([.D10];[$'Clade Colors'.$A$1:.$B$10]; 2; 0); &quot;&gt;&quot;; [.A10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4040.fna</text:p>
          </table:table-cell>
          <table:table-cell table:formula="of:=VLOOKUP([.B11];[$'Accession Mapping'.$A$2:.$B$129];2;0)" office:value-type="string" office:string-value="GCA_016864715.1" calcext:value-type="string">
            <text:p>GCA_016864715.1</text:p>
          </table:table-cell>
          <table:table-cell table:formula="of:=VLOOKUP([.A11];['Clade Mapping'.$A$1:.$B$43];2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 0; &quot;&lt;c &quot;;  VLOOKUP([.D11];[$'Clade Colors'.$A$1:.$B$10]; 2; 0); &quot;&gt;&quot;; [.A11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62471.fna</text:p>
          </table:table-cell>
          <table:table-cell table:formula="of:=VLOOKUP([.B12];[$'Accession Mapping'.$A$2:.$B$129];2;0)" office:value-type="string" office:string-value="GCA_016864795.1" calcext:value-type="string">
            <text:p>GCA_016864795.1</text:p>
          </table:table-cell>
          <table:table-cell table:formula="of:=VLOOKUP([.A12];['Clade Mapping'.$A$1:.$B$43];2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 0; &quot;&lt;c &quot;;  VLOOKUP([.D12];[$'Clade Colors'.$A$1:.$B$10]; 2; 0); &quot;&gt;&quot;; [.A12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NZFS3830.fna</text:p>
          </table:table-cell>
          <table:table-cell table:formula="of:=VLOOKUP([.B13];[$'Accession Mapping'.$A$2:.$B$129];2;0)" office:value-type="string" office:string-value="GCA_018873755.1" calcext:value-type="string">
            <text:p>GCA_018873755.1</text:p>
          </table:table-cell>
          <table:table-cell table:formula="of:=VLOOKUP([.A13];['Clade Mapping'.$A$1:.$B$43];2;0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 0; &quot;&lt;c &quot;;  VLOOKUP([.D13];[$'Clade Colors'.$A$1:.$B$10]; 2; 0); &quot;&gt;&quot;; [.A13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P295.fna</text:p>
          </table:table-cell>
          <table:table-cell table:formula="of:=VLOOKUP([.B14];[$'Accession Mapping'.$A$2:.$B$129];2;0)" office:value-type="string" office:string-value="GCA_016864775.1" calcext:value-type="string">
            <text:p>GCA_016864775.1</text:p>
          </table:table-cell>
          <table:table-cell table:formula="of:=VLOOKUP([.A14];['Clade Mapping'.$A$1:.$B$43];2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 0; &quot;&lt;c &quot;;  VLOOKUP([.D14];[$'Clade Colors'.$A$1:.$B$10]; 2; 0); &quot;&gt;&quot;; [.A14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P404.fna</text:p>
          </table:table-cell>
          <table:table-cell table:formula="of:=VLOOKUP([.B15];[$'Accession Mapping'.$A$2:.$B$129];2;0)" office:value-type="string" office:string-value="GCA_017309695.1" calcext:value-type="string">
            <text:p>GCA_017309695.1</text:p>
          </table:table-cell>
          <table:table-cell table:formula="of:=VLOOKUP([.A15];['Clade Mapping'.$A$1:.$B$43];2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 0; &quot;&lt;c &quot;;  VLOOKUP([.D15];[$'Clade Colors'.$A$1:.$B$10]; 2; 0); &quot;&gt;&quot;; [.A15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P415.fna</text:p>
          </table:table-cell>
          <table:table-cell table:formula="of:=VLOOKUP([.B16];[$'Accession Mapping'.$A$2:.$B$129];2;0)" office:value-type="string" office:string-value="GCA_016864815.1" calcext:value-type="string">
            <text:p>GCA_016864815.1</text:p>
          </table:table-cell>
          <table:table-cell table:formula="of:=VLOOKUP([.A16];['Clade Mapping'.$A$1:.$B$43];2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 0; &quot;&lt;c &quot;;  VLOOKUP([.D16];[$'Clade Colors'.$A$1:.$B$10]; 2; 0); &quot;&gt;&quot;; [.A16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P416.fna</text:p>
          </table:table-cell>
          <table:table-cell table:formula="of:=VLOOKUP([.B17];[$'Accession Mapping'.$A$2:.$B$129];2;0)" office:value-type="string" office:string-value="GCA_016864835.1" calcext:value-type="string">
            <text:p>GCA_016864835.1</text:p>
          </table:table-cell>
          <table:table-cell table:formula="of:=VLOOKUP([.A17];['Clade Mapping'.$A$1:.$B$43];2;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 0; &quot;&lt;c &quot;;  VLOOKUP([.D17];[$'Clade Colors'.$A$1:.$B$10]; 2; 0); &quot;&gt;&quot;; [.A17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P421.fna</text:p>
          </table:table-cell>
          <table:table-cell table:formula="of:=VLOOKUP([.B18];[$'Accession Mapping'.$A$2:.$B$129];2;0)" office:value-type="string" office:string-value="GCA_016865055.1" calcext:value-type="string">
            <text:p>GCA_016865055.1</text:p>
          </table:table-cell>
          <table:table-cell table:formula="of:=VLOOKUP([.A18];['Clade Mapping'.$A$1:.$B$43];2;0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 0; &quot;&lt;c &quot;;  VLOOKUP([.D18];[$'Clade Colors'.$A$1:.$B$10]; 2; 0); &quot;&gt;&quot;; [.A18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PC13-15.fna</text:p>
          </table:table-cell>
          <table:table-cell table:formula="of:=VLOOKUP([.B19];[$'Accession Mapping'.$A$2:.$B$129];2;0)" office:value-type="string" office:string-value="GCA_016864855.1" calcext:value-type="string">
            <text:p>GCA_016864855.1</text:p>
          </table:table-cell>
          <table:table-cell table:formula="of:=VLOOKUP([.A19];['Clade Mapping'.$A$1:.$B$43];2;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 0; &quot;&lt;c &quot;;  VLOOKUP([.D19];[$'Clade Colors'.$A$1:.$B$10]; 2; 0); &quot;&gt;&quot;; [.A19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string" calcext:value-type="string">
            <text:p>Phyca_R36-14.fna</text:p>
          </table:table-cell>
          <table:table-cell table:formula="of:=VLOOKUP([.B20];[$'Accession Mapping'.$A$2:.$B$129];2;0)" office:value-type="string" office:string-value="GCA_016906365.1" calcext:value-type="string">
            <text:p>GCA_016906365.1</text:p>
          </table:table-cell>
          <table:table-cell table:formula="of:=VLOOKUP([.A20];['Clade Mapping'.$A$1:.$B$43];2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 0; &quot;&lt;c &quot;;  VLOOKUP([.D20];[$'Clade Colors'.$A$1:.$B$10]; 2; 0); &quot;&gt;&quot;; [.A20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idaei</text:p>
          </table:table-cell>
          <table:table-cell office:value-type="string" calcext:value-type="string">
            <text:p>Phyid_SCRP370.fna</text:p>
          </table:table-cell>
          <table:table-cell table:formula="of:=VLOOKUP([.B21];[$'Accession Mapping'.$A$2:.$B$129];2;0)" office:value-type="string" office:string-value="GCA_016865095.1" calcext:value-type="string">
            <text:p>GCA_016865095.1</text:p>
          </table:table-cell>
          <table:table-cell table:formula="of:=VLOOKUP([.A21];['Clade Mapping'.$A$1:.$B$43];2;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 0; &quot;&lt;c &quot;;  VLOOKUP([.D21];[$'Clade Colors'.$A$1:.$B$10]; 2; 0); &quot;&gt;&quot;; [.A21]; &quot;&lt;/c&gt;&quot;)" office:value-type="string" office:string-value="&lt;c 0x191970&gt;Phytophthora idaei&lt;/c&gt;" calcext:value-type="string">
            <text:p>&lt;c 0x191970&gt;Phytophthora idaei&lt;/c&gt;</text:p>
          </table:table-cell>
          <table:table-cell/>
        </table:table-row>
        <table:table-row table:style-name="ro1">
          <table:table-cell office:value-type="string" calcext:value-type="string">
            <text:p>Phytophthora idaei</text:p>
          </table:table-cell>
          <table:table-cell office:value-type="string" calcext:value-type="string">
            <text:p>Phyid_SCRP371.fna</text:p>
          </table:table-cell>
          <table:table-cell table:formula="of:=VLOOKUP([.B22];[$'Accession Mapping'.$A$2:.$B$129];2;0)" office:value-type="string" office:string-value="GCA_016880985.1" calcext:value-type="string">
            <text:p>GCA_016880985.1</text:p>
          </table:table-cell>
          <table:table-cell table:formula="of:=VLOOKUP([.A22];['Clade Mapping'.$A$1:.$B$43];2;0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 0; &quot;&lt;c &quot;;  VLOOKUP([.D22];[$'Clade Colors'.$A$1:.$B$10]; 2; 0); &quot;&gt;&quot;; [.A22]; &quot;&lt;/c&gt;&quot;)" office:value-type="string" office:string-value="&lt;c 0x191970&gt;Phytophthora idaei&lt;/c&gt;" calcext:value-type="string">
            <text:p>&lt;c 0x191970&gt;Phytophthora idaei&lt;/c&gt;</text:p>
          </table:table-cell>
          <table:table-cell/>
        </table:table-row>
        <table:table-row table:style-name="ro1">
          <table:table-cell office:value-type="string" calcext:value-type="string">
            <text:p>Phytophthora idaei</text:p>
          </table:table-cell>
          <table:table-cell office:value-type="string" calcext:value-type="string">
            <text:p>Phyid_SCRP376.fna</text:p>
          </table:table-cell>
          <table:table-cell table:formula="of:=VLOOKUP([.B23];[$'Accession Mapping'.$A$2:.$B$129];2;0)" office:value-type="string" office:string-value="GCA_016880175.1" calcext:value-type="string">
            <text:p>GCA_016880175.1</text:p>
          </table:table-cell>
          <table:table-cell table:formula="of:=VLOOKUP([.A23];['Clade Mapping'.$A$1:.$B$43];2;0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 0; &quot;&lt;c &quot;;  VLOOKUP([.D23];[$'Clade Colors'.$A$1:.$B$10]; 2; 0); &quot;&gt;&quot;; [.A23]; &quot;&lt;/c&gt;&quot;)" office:value-type="string" office:string-value="&lt;c 0x191970&gt;Phytophthora idaei&lt;/c&gt;" calcext:value-type="string">
            <text:p>&lt;c 0x191970&gt;Phytophthora idaei&lt;/c&gt;</text:p>
          </table:table-cell>
          <table:table-cell/>
        </table:table-row>
        <table:table-row table:style-name="ro1">
          <table:table-cell office:value-type="string" calcext:value-type="string">
            <text:p>Phytophthora infestans</text:p>
          </table:table-cell>
          <table:table-cell office:value-type="string" calcext:value-type="string">
            <text:p>Phyin_KR_2_A2.fna</text:p>
          </table:table-cell>
          <table:table-cell table:formula="of:=VLOOKUP([.B24];[$'Accession Mapping'.$A$2:.$B$129];2;0)" office:value-type="string" office:string-value="GCA_012552325.1" calcext:value-type="string">
            <text:p>GCA_012552325.1</text:p>
          </table:table-cell>
          <table:table-cell table:formula="of:=VLOOKUP([.A24];['Clade Mapping'.$A$1:.$B$43];2;0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 0; &quot;&lt;c &quot;;  VLOOKUP([.D24];[$'Clade Colors'.$A$1:.$B$10]; 2; 0); &quot;&gt;&quot;; [.A24]; &quot;&lt;/c&gt;&quot;)" office:value-type="string" office:string-value="&lt;c 0x191970&gt;Phytophthora infestans&lt;/c&gt;" calcext:value-type="string">
            <text:p>&lt;c 0x191970&gt;Phytophthora infestans&lt;/c&gt;</text:p>
          </table:table-cell>
          <table:table-cell/>
        </table:table-row>
        <table:table-row table:style-name="ro1">
          <table:table-cell office:value-type="string" calcext:value-type="string">
            <text:p>Phytophthora infestans T30-4</text:p>
          </table:table-cell>
          <table:table-cell office:value-type="string" calcext:value-type="string">
            <text:p>Phyin_T30-4.fna</text:p>
          </table:table-cell>
          <table:table-cell table:formula="of:=VLOOKUP([.B25];[$'Accession Mapping'.$A$2:.$B$129];2;0)" office:value-type="string" office:string-value="GCF_000142945.1" calcext:value-type="string">
            <text:p>GCF_000142945.1</text:p>
          </table:table-cell>
          <table:table-cell table:formula="of:=VLOOKUP([.A25];['Clade Mapping'.$A$1:.$B$43];2;0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 0; &quot;&lt;c &quot;;  VLOOKUP([.D25];[$'Clade Colors'.$A$1:.$B$10]; 2; 0); &quot;&gt;&quot;; [.A25]; &quot;&lt;/c&gt;&quot;)" office:value-type="string" office:string-value="&lt;c 0x191970&gt;Phytophthora infestans T30-4&lt;/c&gt;" calcext:value-type="string">
            <text:p>&lt;c 0x191970&gt;Phytophthora infestans T30-4&lt;/c&gt;</text:p>
          </table:table-cell>
          <table:table-cell/>
        </table:table-row>
        <table:table-row table:style-name="ro1">
          <table:table-cell office:value-type="string" calcext:value-type="string">
            <text:p>Phytophthora nicotianae</text:p>
          </table:table-cell>
          <table:table-cell office:value-type="string" calcext:value-type="string">
            <text:p>Phyni_JM01.fna</text:p>
          </table:table-cell>
          <table:table-cell table:formula="of:=VLOOKUP([.B26];[$'Accession Mapping'.$A$2:.$B$129];2;0)" office:value-type="string" office:string-value="GCA_003328465.1" calcext:value-type="string">
            <text:p>GCA_003328465.1</text:p>
          </table:table-cell>
          <table:table-cell table:formula="of:=VLOOKUP([.A26];['Clade Mapping'.$A$1:.$B$43];2;0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 0; &quot;&lt;c &quot;;  VLOOKUP([.D26];[$'Clade Colors'.$A$1:.$B$10]; 2; 0); &quot;&gt;&quot;; [.A26]; &quot;&lt;/c&gt;&quot;)" office:value-type="string" office:string-value="&lt;c 0x191970&gt;Phytophthora nicotianae&lt;/c&gt;" calcext:value-type="string">
            <text:p>&lt;c 0x191970&gt;Phytophthora nicotianae&lt;/c&gt;</text:p>
          </table:table-cell>
          <table:table-cell/>
        </table:table-row>
        <table:table-row table:style-name="ro1">
          <table:table-cell office:value-type="string" calcext:value-type="string">
            <text:p>Phytophthora nicotianae</text:p>
          </table:table-cell>
          <table:table-cell office:value-type="string" calcext:value-type="string">
            <text:p>Phyni_race0.fna</text:p>
          </table:table-cell>
          <table:table-cell table:formula="of:=VLOOKUP([.B27];[$'Accession Mapping'.$A$2:.$B$129];2;0)" office:value-type="string" office:string-value="GCA_001483015.1" calcext:value-type="string">
            <text:p>GCA_001483015.1</text:p>
          </table:table-cell>
          <table:table-cell table:formula="of:=VLOOKUP([.A27];['Clade Mapping'.$A$1:.$B$43];2;0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 0; &quot;&lt;c &quot;;  VLOOKUP([.D27];[$'Clade Colors'.$A$1:.$B$10]; 2; 0); &quot;&gt;&quot;; [.A27]; &quot;&lt;/c&gt;&quot;)" office:value-type="string" office:string-value="&lt;c 0x191970&gt;Phytophthora nicotianae&lt;/c&gt;" calcext:value-type="string">
            <text:p>&lt;c 0x191970&gt;Phytophthora nicotianae&lt;/c&gt;</text:p>
          </table:table-cell>
          <table:table-cell/>
        </table:table-row>
        <table:table-row table:style-name="ro1">
          <table:table-cell office:value-type="string" calcext:value-type="string">
            <text:p>Phytophthora nicotianae</text:p>
          </table:table-cell>
          <table:table-cell office:value-type="string" calcext:value-type="string">
            <text:p>Phyni_race1.fna</text:p>
          </table:table-cell>
          <table:table-cell table:formula="of:=VLOOKUP([.B28];[$'Accession Mapping'.$A$2:.$B$129];2;0)" office:value-type="string" office:string-value="GCA_001482985.1" calcext:value-type="string">
            <text:p>GCA_001482985.1</text:p>
          </table:table-cell>
          <table:table-cell table:formula="of:=VLOOKUP([.A28];['Clade Mapping'.$A$1:.$B$43];2;0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 0; &quot;&lt;c &quot;;  VLOOKUP([.D28];[$'Clade Colors'.$A$1:.$B$10]; 2; 0); &quot;&gt;&quot;; [.A28]; &quot;&lt;/c&gt;&quot;)" office:value-type="string" office:string-value="&lt;c 0x191970&gt;Phytophthora nicotianae&lt;/c&gt;" calcext:value-type="string">
            <text:p>&lt;c 0x191970&gt;Phytophthora nicotianae&lt;/c&gt;</text:p>
          </table:table-cell>
          <table:table-cell/>
        </table:table-row>
        <table:table-row table:style-name="ro1">
          <table:table-cell office:value-type="string" calcext:value-type="string">
            <text:p>Phytophthora parasitica</text:p>
          </table:table-cell>
          <table:table-cell office:value-type="string" calcext:value-type="string">
            <text:p>Phypa_CHvinca01.fna</text:p>
          </table:table-cell>
          <table:table-cell table:formula="of:=VLOOKUP([.B29];[$'Accession Mapping'.$A$2:.$B$129];2;0)" office:value-type="string" office:string-value="GCA_000509505.1" calcext:value-type="string">
            <text:p>GCA_000509505.1</text:p>
          </table:table-cell>
          <table:table-cell table:formula="of:=VLOOKUP([.A29];['Clade Mapping'.$A$1:.$B$43];2;0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 0; &quot;&lt;c &quot;;  VLOOKUP([.D29];[$'Clade Colors'.$A$1:.$B$10]; 2; 0); &quot;&gt;&quot;; [.A29]; &quot;&lt;/c&gt;&quot;)" office:value-type="string" office:string-value="&lt;c 0x191970&gt;Phytophthora parasitica&lt;/c&gt;" calcext:value-type="string">
            <text:p>&lt;c 0x191970&gt;Phytophthora parasitica&lt;/c&gt;</text:p>
          </table:table-cell>
          <table:table-cell/>
        </table:table-row>
        <table:table-row table:style-name="ro1">
          <table:table-cell office:value-type="string" calcext:value-type="string">
            <text:p>Phytophthora parasitica</text:p>
          </table:table-cell>
          <table:table-cell office:value-type="string" calcext:value-type="string">
            <text:p>Phypa_CJ02B3.fna</text:p>
          </table:table-cell>
          <table:table-cell table:formula="of:=VLOOKUP([.B30];[$'Accession Mapping'.$A$2:.$B$129];2;0)" office:value-type="string" office:string-value="GCA_000509465.1" calcext:value-type="string">
            <text:p>GCA_000509465.1</text:p>
          </table:table-cell>
          <table:table-cell table:formula="of:=VLOOKUP([.A30];['Clade Mapping'.$A$1:.$B$43];2;0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 0; &quot;&lt;c &quot;;  VLOOKUP([.D30];[$'Clade Colors'.$A$1:.$B$10]; 2; 0); &quot;&gt;&quot;; [.A30]; &quot;&lt;/c&gt;&quot;)" office:value-type="string" office:string-value="&lt;c 0x191970&gt;Phytophthora parasitica&lt;/c&gt;" calcext:value-type="string">
            <text:p>&lt;c 0x191970&gt;Phytophthora parasitica&lt;/c&gt;</text:p>
          </table:table-cell>
          <table:table-cell/>
        </table:table-row>
        <table:table-row table:style-name="ro1">
          <table:table-cell office:value-type="string" calcext:value-type="string">
            <text:p>Phytophthora parasitica</text:p>
          </table:table-cell>
          <table:table-cell office:value-type="string" calcext:value-type="string">
            <text:p>Phypa_CJ05E6.fna</text:p>
          </table:table-cell>
          <table:table-cell table:formula="of:=VLOOKUP([.B31];[$'Accession Mapping'.$A$2:.$B$129];2;0)" office:value-type="string" office:string-value="GCA_000509485.1" calcext:value-type="string">
            <text:p>GCA_000509485.1</text:p>
          </table:table-cell>
          <table:table-cell table:formula="of:=VLOOKUP([.A31];['Clade Mapping'.$A$1:.$B$43];2;0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 0; &quot;&lt;c &quot;;  VLOOKUP([.D31];[$'Clade Colors'.$A$1:.$B$10]; 2; 0); &quot;&gt;&quot;; [.A31]; &quot;&lt;/c&gt;&quot;)" office:value-type="string" office:string-value="&lt;c 0x191970&gt;Phytophthora parasitica&lt;/c&gt;" calcext:value-type="string">
            <text:p>&lt;c 0x191970&gt;Phytophthora parasitica&lt;/c&gt;</text:p>
          </table:table-cell>
          <table:table-cell/>
        </table:table-row>
        <table:table-row table:style-name="ro1">
          <table:table-cell office:value-type="string" calcext:value-type="string">
            <text:p>Phytophthora parasitica</text:p>
          </table:table-cell>
          <table:table-cell office:value-type="string" calcext:value-type="string">
            <text:p>Phypa_IAC_01_95.fna</text:p>
          </table:table-cell>
          <table:table-cell table:formula="of:=VLOOKUP([.B32];[$'Accession Mapping'.$A$2:.$B$129];2;0)" office:value-type="string" office:string-value="GCA_000509525.1" calcext:value-type="string">
            <text:p>GCA_000509525.1</text:p>
          </table:table-cell>
          <table:table-cell table:formula="of:=VLOOKUP([.A32];['Clade Mapping'.$A$1:.$B$43];2;0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COM.MICROSOFT.TEXTJOIN(&quot;&quot;; 0; &quot;&lt;c &quot;;  VLOOKUP([.D32];[$'Clade Colors'.$A$1:.$B$10]; 2; 0); &quot;&gt;&quot;; [.A32]; &quot;&lt;/c&gt;&quot;)" office:value-type="string" office:string-value="&lt;c 0x191970&gt;Phytophthora parasitica&lt;/c&gt;" calcext:value-type="string">
            <text:p>&lt;c 0x191970&gt;Phytophthora parasitica&lt;/c&gt;</text:p>
          </table:table-cell>
          <table:table-cell/>
        </table:table-row>
        <table:table-row table:style-name="ro1">
          <table:table-cell office:value-type="string" calcext:value-type="string">
            <text:p>Phytophthora parasitica INRA-310</text:p>
          </table:table-cell>
          <table:table-cell office:value-type="string" calcext:value-type="string">
            <text:p>Phypa_INRA-310.fna</text:p>
          </table:table-cell>
          <table:table-cell table:formula="of:=VLOOKUP([.B33];[$'Accession Mapping'.$A$2:.$B$129];2;0)" office:value-type="string" office:string-value="GCF_000247585.1" calcext:value-type="string">
            <text:p>GCF_000247585.1</text:p>
          </table:table-cell>
          <table:table-cell table:formula="of:=VLOOKUP([.A33];['Clade Mapping'.$A$1:.$B$43];2;0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COM.MICROSOFT.TEXTJOIN(&quot;&quot;; 0; &quot;&lt;c &quot;;  VLOOKUP([.D33];[$'Clade Colors'.$A$1:.$B$10]; 2; 0); &quot;&gt;&quot;; [.A33]; &quot;&lt;/c&gt;&quot;)" office:value-type="string" office:string-value="&lt;c 0x191970&gt;Phytophthora parasitica INRA-310&lt;/c&gt;" calcext:value-type="string">
            <text:p>&lt;c 0x191970&gt;Phytophthora parasitica INRA-310&lt;/c&gt;</text:p>
          </table:table-cell>
          <table:table-cell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CPV-219.fna</text:p>
          </table:table-cell>
          <table:table-cell table:formula="of:=VLOOKUP([.B34];[$'Accession Mapping'.$A$2:.$B$129];2;0)" office:value-type="string" office:string-value="GCA_004138045.1" calcext:value-type="string">
            <text:p>GCA_004138045.1</text:p>
          </table:table-cell>
          <table:table-cell table:formula="of:=VLOOKUP([.A34];['Clade Mapping'.$A$1:.$B$43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34];[$'Clade Colors'.$A$1:.$B$10]; 2; 0); &quot;&gt;&quot;; [.A34]; &quot;&lt;/c&gt;&quot;)" office:value-type="string" office:string-value="&lt;c 0x006400&gt;Phytophthora capsici&lt;/c&gt;" calcext:value-type="string">
            <text:p>&lt;c 0x006400&gt;Phytophthora capsici&lt;/c&gt;</text:p>
          </table:table-cell>
          <table:table-cell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CPV-262.fna</text:p>
          </table:table-cell>
          <table:table-cell table:formula="of:=VLOOKUP([.B35];[$'Accession Mapping'.$A$2:.$B$129];2;0)" office:value-type="string" office:string-value="GCA_004137965.1" calcext:value-type="string">
            <text:p>GCA_004137965.1</text:p>
          </table:table-cell>
          <table:table-cell table:formula="of:=VLOOKUP([.A35];['Clade Mapping'.$A$1:.$B$43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35];[$'Clade Colors'.$A$1:.$B$10]; 2; 0); &quot;&gt;&quot;; [.A35]; &quot;&lt;/c&gt;&quot;)" office:value-type="string" office:string-value="&lt;c 0x006400&gt;Phytophthora capsici&lt;/c&gt;" calcext:value-type="string">
            <text:p>&lt;c 0x006400&gt;Phytophthora capsici&lt;/c&gt;</text:p>
          </table:table-cell>
          <table:table-cell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CPV-267.fna</text:p>
          </table:table-cell>
          <table:table-cell table:formula="of:=VLOOKUP([.B36];[$'Accession Mapping'.$A$2:.$B$129];2;0)" office:value-type="string" office:string-value="GCA_004137975.1" calcext:value-type="string">
            <text:p>GCA_004137975.1</text:p>
          </table:table-cell>
          <table:table-cell table:formula="of:=VLOOKUP([.A36];['Clade Mapping'.$A$1:.$B$43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 0; &quot;&lt;c &quot;;  VLOOKUP([.D36];[$'Clade Colors'.$A$1:.$B$10]; 2; 0); &quot;&gt;&quot;; [.A36]; &quot;&lt;/c&gt;&quot;)" office:value-type="string" office:string-value="&lt;c 0x006400&gt;Phytophthora capsici&lt;/c&gt;" calcext:value-type="string">
            <text:p>&lt;c 0x006400&gt;Phytophthora capsici&lt;/c&gt;</text:p>
          </table:table-cell>
          <table:table-cell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CPV-270.fna</text:p>
          </table:table-cell>
          <table:table-cell table:formula="of:=VLOOKUP([.B37];[$'Accession Mapping'.$A$2:.$B$129];2;0)" office:value-type="string" office:string-value="GCA_004137955.1" calcext:value-type="string">
            <text:p>GCA_004137955.1</text:p>
          </table:table-cell>
          <table:table-cell table:formula="of:=VLOOKUP([.A37];['Clade Mapping'.$A$1:.$B$43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 0; &quot;&lt;c &quot;;  VLOOKUP([.D37];[$'Clade Colors'.$A$1:.$B$10]; 2; 0); &quot;&gt;&quot;; [.A37]; &quot;&lt;/c&gt;&quot;)" office:value-type="string" office:string-value="&lt;c 0x006400&gt;Phytophthora capsici&lt;/c&gt;" calcext:value-type="string">
            <text:p>&lt;c 0x006400&gt;Phytophthora capsici&lt;/c&gt;</text:p>
          </table:table-cell>
          <table:table-cell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CPV-277.fna</text:p>
          </table:table-cell>
          <table:table-cell table:formula="of:=VLOOKUP([.B38];[$'Accession Mapping'.$A$2:.$B$129];2;0)" office:value-type="string" office:string-value="GCA_004137865.1" calcext:value-type="string">
            <text:p>GCA_004137865.1</text:p>
          </table:table-cell>
          <table:table-cell table:formula="of:=VLOOKUP([.A38];['Clade Mapping'.$A$1:.$B$43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 0; &quot;&lt;c &quot;;  VLOOKUP([.D38];[$'Clade Colors'.$A$1:.$B$10]; 2; 0); &quot;&gt;&quot;; [.A38]; &quot;&lt;/c&gt;&quot;)" office:value-type="string" office:string-value="&lt;c 0x006400&gt;Phytophthora capsici&lt;/c&gt;" calcext:value-type="string">
            <text:p>&lt;c 0x006400&gt;Phytophthora capsici&lt;/c&gt;</text:p>
          </table:table-cell>
          <table:table-cell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CPV-302.fna</text:p>
          </table:table-cell>
          <table:table-cell table:formula="of:=VLOOKUP([.B39];[$'Accession Mapping'.$A$2:.$B$129];2;0)" office:value-type="string" office:string-value="GCA_004137885.1" calcext:value-type="string">
            <text:p>GCA_004137885.1</text:p>
          </table:table-cell>
          <table:table-cell table:formula="of:=VLOOKUP([.A39];['Clade Mapping'.$A$1:.$B$43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 0; &quot;&lt;c &quot;;  VLOOKUP([.D39];[$'Clade Colors'.$A$1:.$B$10]; 2; 0); &quot;&gt;&quot;; [.A39]; &quot;&lt;/c&gt;&quot;)" office:value-type="string" office:string-value="&lt;c 0x006400&gt;Phytophthora capsici&lt;/c&gt;" calcext:value-type="string">
            <text:p>&lt;c 0x006400&gt;Phytophthora capsici&lt;/c&gt;</text:p>
          </table:table-cell>
          <table:table-cell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JHAI1-7.fna</text:p>
          </table:table-cell>
          <table:table-cell table:formula="of:=VLOOKUP([.B40];[$'Accession Mapping'.$A$2:.$B$129];2;0)" office:value-type="string" office:string-value="GCA_018292885.1" calcext:value-type="string">
            <text:p>GCA_018292885.1</text:p>
          </table:table-cell>
          <table:table-cell table:formula="of:=VLOOKUP([.A40];['Clade Mapping'.$A$1:.$B$43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 0; &quot;&lt;c &quot;;  VLOOKUP([.D40];[$'Clade Colors'.$A$1:.$B$10]; 2; 0); &quot;&gt;&quot;; [.A40]; &quot;&lt;/c&gt;&quot;)" office:value-type="string" office:string-value="&lt;c 0x006400&gt;Phytophthora capsici&lt;/c&gt;" calcext:value-type="string">
            <text:p>&lt;c 0x006400&gt;Phytophthora capsici&lt;/c&gt;</text:p>
          </table:table-cell>
          <table:table-cell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KPC-7.fna</text:p>
          </table:table-cell>
          <table:table-cell table:formula="of:=VLOOKUP([.B41];[$'Accession Mapping'.$A$2:.$B$129];2;0)" office:value-type="string" office:string-value="GCA_018292905.1" calcext:value-type="string">
            <text:p>GCA_018292905.1</text:p>
          </table:table-cell>
          <table:table-cell table:formula="of:=VLOOKUP([.A41];['Clade Mapping'.$A$1:.$B$43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 0; &quot;&lt;c &quot;;  VLOOKUP([.D41];[$'Clade Colors'.$A$1:.$B$10]; 2; 0); &quot;&gt;&quot;; [.A41]; &quot;&lt;/c&gt;&quot;)" office:value-type="string" office:string-value="&lt;c 0x006400&gt;Phytophthora capsici&lt;/c&gt;" calcext:value-type="string">
            <text:p>&lt;c 0x006400&gt;Phytophthora capsici&lt;/c&gt;</text:p>
          </table:table-cell>
          <table:table-cell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LT1534-B.fna</text:p>
          </table:table-cell>
          <table:table-cell table:formula="of:=VLOOKUP([.B42];[$'Accession Mapping'.$A$2:.$B$129];2;0)" office:value-type="string" office:string-value="GCA_016618375.1" calcext:value-type="string">
            <text:p>GCA_016618375.1</text:p>
          </table:table-cell>
          <table:table-cell table:formula="of:=VLOOKUP([.A42];['Clade Mapping'.$A$1:.$B$43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 0; &quot;&lt;c &quot;;  VLOOKUP([.D42];[$'Clade Colors'.$A$1:.$B$10]; 2; 0); &quot;&gt;&quot;; [.A42]; &quot;&lt;/c&gt;&quot;)" office:value-type="string" office:string-value="&lt;c 0x006400&gt;Phytophthora capsici&lt;/c&gt;" calcext:value-type="string">
            <text:p>&lt;c 0x006400&gt;Phytophthora capsici&lt;/c&gt;</text:p>
          </table:table-cell>
          <table:table-cell/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string" calcext:value-type="string">
            <text:p>Phyca_MY-1.fna</text:p>
          </table:table-cell>
          <table:table-cell table:formula="of:=VLOOKUP([.B43];[$'Accession Mapping'.$A$2:.$B$129];2;0)" office:value-type="string" office:string-value="GCA_018292895.1" calcext:value-type="string">
            <text:p>GCA_018292895.1</text:p>
          </table:table-cell>
          <table:table-cell table:formula="of:=VLOOKUP([.A43];['Clade Mapping'.$A$1:.$B$43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 0; &quot;&lt;c &quot;;  VLOOKUP([.D43];[$'Clade Colors'.$A$1:.$B$10]; 2; 0); &quot;&gt;&quot;; [.A43]; &quot;&lt;/c&gt;&quot;)" office:value-type="string" office:string-value="&lt;c 0x006400&gt;Phytophthora capsici&lt;/c&gt;" calcext:value-type="string">
            <text:p>&lt;c 0x006400&gt;Phytophthora capsici&lt;/c&gt;</text:p>
          </table:table-cell>
          <table:table-cell/>
        </table:table-row>
        <table:table-row table:style-name="ro1">
          <table:table-cell office:value-type="string" calcext:value-type="string">
            <text:p>Phytophthora colocasiae</text:p>
          </table:table-cell>
          <table:table-cell office:value-type="string" calcext:value-type="string">
            <text:p>Phyco_7290.fna</text:p>
          </table:table-cell>
          <table:table-cell table:formula="of:=VLOOKUP([.B44];[$'Accession Mapping'.$A$2:.$B$129];2;0)" office:value-type="string" office:string-value="GCA_002288995.1" calcext:value-type="string">
            <text:p>GCA_002288995.1</text:p>
          </table:table-cell>
          <table:table-cell table:formula="of:=VLOOKUP([.A44];['Clade Mapping'.$A$1:.$B$43];2;0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 0; &quot;&lt;c &quot;;  VLOOKUP([.D44];[$'Clade Colors'.$A$1:.$B$10]; 2; 0); &quot;&gt;&quot;; [.A44]; &quot;&lt;/c&gt;&quot;)" office:value-type="string" office:string-value="&lt;c 0x006400&gt;Phytophthora colocasiae&lt;/c&gt;" calcext:value-type="string">
            <text:p>&lt;c 0x006400&gt;Phytophthora colocasiae&lt;/c&gt;</text:p>
          </table:table-cell>
          <table:table-cell/>
        </table:table-row>
        <table:table-row table:style-name="ro1">
          <table:table-cell office:value-type="string" calcext:value-type="string">
            <text:p>Phytophthora multivora</text:p>
          </table:table-cell>
          <table:table-cell office:value-type="string" calcext:value-type="string">
            <text:p>Phymu_NZFS3378.fna</text:p>
          </table:table-cell>
          <table:table-cell table:formula="of:=VLOOKUP([.B45];[$'Accession Mapping'.$A$2:.$B$129];2;0)" office:value-type="string" office:string-value="GCA_001314345.1" calcext:value-type="string">
            <text:p>GCA_001314345.1</text:p>
          </table:table-cell>
          <table:table-cell table:formula="of:=VLOOKUP([.A45];['Clade Mapping'.$A$1:.$B$43];2;0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 0; &quot;&lt;c &quot;;  VLOOKUP([.D45];[$'Clade Colors'.$A$1:.$B$10]; 2; 0); &quot;&gt;&quot;; [.A45]; &quot;&lt;/c&gt;&quot;)" office:value-type="string" office:string-value="&lt;c 0x006400&gt;Phytophthora multivora&lt;/c&gt;" calcext:value-type="string">
            <text:p>&lt;c 0x006400&gt;Phytophthora multivora&lt;/c&gt;</text:p>
          </table:table-cell>
          <table:table-cell/>
        </table:table-row>
        <table:table-row table:style-name="ro1">
          <table:table-cell office:value-type="string" calcext:value-type="string">
            <text:p>Phytophthora multivora</text:p>
          </table:table-cell>
          <table:table-cell office:value-type="string" calcext:value-type="string">
            <text:p>Phymu_NZFS3448.fna</text:p>
          </table:table-cell>
          <table:table-cell table:formula="of:=VLOOKUP([.B46];[$'Accession Mapping'.$A$2:.$B$129];2;0)" office:value-type="string" office:string-value="GCA_001314355.1" calcext:value-type="string">
            <text:p>GCA_001314355.1</text:p>
          </table:table-cell>
          <table:table-cell table:formula="of:=VLOOKUP([.A46];['Clade Mapping'.$A$1:.$B$43];2;0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 0; &quot;&lt;c &quot;;  VLOOKUP([.D46];[$'Clade Colors'.$A$1:.$B$10]; 2; 0); &quot;&gt;&quot;; [.A46]; &quot;&lt;/c&gt;&quot;)" office:value-type="string" office:string-value="&lt;c 0x006400&gt;Phytophthora multivora&lt;/c&gt;" calcext:value-type="string">
            <text:p>&lt;c 0x006400&gt;Phytophthora multivora&lt;/c&gt;</text:p>
          </table:table-cell>
          <table:table-cell/>
        </table:table-row>
        <table:table-row table:style-name="ro1">
          <table:table-cell office:value-type="string" calcext:value-type="string">
            <text:p>Phytophthora plurivora</text:p>
          </table:table-cell>
          <table:table-cell office:value-type="string" calcext:value-type="string">
            <text:p>Phypl_AV1007.fna</text:p>
          </table:table-cell>
          <table:table-cell table:formula="of:=VLOOKUP([.B47];[$'Accession Mapping'.$A$2:.$B$129];2;0)" office:value-type="string" office:string-value="GCA_002247145.1" calcext:value-type="string">
            <text:p>GCA_002247145.1</text:p>
          </table:table-cell>
          <table:table-cell table:formula="of:=VLOOKUP([.A47];['Clade Mapping'.$A$1:.$B$43];2;0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 0; &quot;&lt;c &quot;;  VLOOKUP([.D47];[$'Clade Colors'.$A$1:.$B$10]; 2; 0); &quot;&gt;&quot;; [.A47]; &quot;&lt;/c&gt;&quot;)" office:value-type="string" office:string-value="&lt;c 0x006400&gt;Phytophthora plurivora&lt;/c&gt;" calcext:value-type="string">
            <text:p>&lt;c 0x006400&gt;Phytophthora plurivora&lt;/c&gt;</text:p>
          </table:table-cell>
          <table:table-cell/>
        </table:table-row>
        <table:table-row table:style-name="ro1">
          <table:table-cell office:value-type="string" calcext:value-type="string">
            <text:p>Phytophthora pluvialis</text:p>
          </table:table-cell>
          <table:table-cell office:value-type="string" calcext:value-type="string">
            <text:p>Phypl_LC9-1.fna</text:p>
          </table:table-cell>
          <table:table-cell table:formula="of:=VLOOKUP([.B48];[$'Accession Mapping'.$A$2:.$B$129];2;0)" office:value-type="string" office:string-value="GCA_001314425.1" calcext:value-type="string">
            <text:p>GCA_001314425.1</text:p>
          </table:table-cell>
          <table:table-cell table:formula="of:=VLOOKUP([.A48];['Clade Mapping'.$A$1:.$B$43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48];[$'Clade Colors'.$A$1:.$B$10]; 2; 0); &quot;&gt;&quot;; [.A48]; &quot;&lt;/c&gt;&quot;)" office:value-type="string" office:string-value="&lt;c 0xff0000&gt;Phytophthora pluvialis&lt;/c&gt;" calcext:value-type="string">
            <text:p>&lt;c 0xff0000&gt;Phytophthora pluvialis&lt;/c&gt;</text:p>
          </table:table-cell>
          <table:table-cell/>
        </table:table-row>
        <table:table-row table:style-name="ro1">
          <table:table-cell office:value-type="string" calcext:value-type="string">
            <text:p>Phytophthora pluvialis</text:p>
          </table:table-cell>
          <table:table-cell office:value-type="string" calcext:value-type="string">
            <text:p>Phypl_NZFS3000.fna</text:p>
          </table:table-cell>
          <table:table-cell table:formula="of:=VLOOKUP([.B49];[$'Accession Mapping'.$A$2:.$B$129];2;0)" office:value-type="string" office:string-value="GCA_001314455.1" calcext:value-type="string">
            <text:p>GCA_001314455.1</text:p>
          </table:table-cell>
          <table:table-cell table:formula="of:=VLOOKUP([.A49];['Clade Mapping'.$A$1:.$B$43];2;0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49];[$'Clade Colors'.$A$1:.$B$10]; 2; 0); &quot;&gt;&quot;; [.A49]; &quot;&lt;/c&gt;&quot;)" office:value-type="string" office:string-value="&lt;c 0xff0000&gt;Phytophthora pluvialis&lt;/c&gt;" calcext:value-type="string">
            <text:p>&lt;c 0xff0000&gt;Phytophthora pluvialis&lt;/c&gt;</text:p>
          </table:table-cell>
          <table:table-cell/>
        </table:table-row>
        <table:table-row table:style-name="ro1">
          <table:table-cell office:value-type="string" calcext:value-type="string">
            <text:p>Phytophthora pseudosyringae</text:p>
          </table:table-cell>
          <table:table-cell office:value-type="string" calcext:value-type="string">
            <text:p>Phyps_PR13-731.fna</text:p>
          </table:table-cell>
          <table:table-cell table:formula="of:=VLOOKUP([.B50];[$'Accession Mapping'.$A$2:.$B$129];2;0)" office:value-type="string" office:string-value="GCA_012295425.1" calcext:value-type="string">
            <text:p>GCA_012295425.1</text:p>
          </table:table-cell>
          <table:table-cell table:formula="of:=VLOOKUP([.A50];['Clade Mapping'.$A$1:.$B$43];2;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 0; &quot;&lt;c &quot;;  VLOOKUP([.D50];[$'Clade Colors'.$A$1:.$B$10]; 2; 0); &quot;&gt;&quot;; [.A50]; &quot;&lt;/c&gt;&quot;)" office:value-type="string" office:string-value="&lt;c 0xff0000&gt;Phytophthora pseudosyringae&lt;/c&gt;" calcext:value-type="string">
            <text:p>&lt;c 0xff0000&gt;Phytophthora pseudosyringae&lt;/c&gt;</text:p>
          </table:table-cell>
          <table:table-cell/>
        </table:table-row>
        <table:table-row table:style-name="ro1">
          <table:table-cell office:value-type="string" calcext:value-type="string">
            <text:p>Phytophthora pseudosyringae</text:p>
          </table:table-cell>
          <table:table-cell office:value-type="string" calcext:value-type="string">
            <text:p>Phyps_SCRP734.fna</text:p>
          </table:table-cell>
          <table:table-cell table:formula="of:=VLOOKUP([.B51];[$'Accession Mapping'.$A$2:.$B$129];2;0)" office:value-type="string" office:string-value="GCA_019155715.1" calcext:value-type="string">
            <text:p>GCA_019155715.1</text:p>
          </table:table-cell>
          <table:table-cell table:formula="of:=VLOOKUP([.A51];['Clade Mapping'.$A$1:.$B$43];2;0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 0; &quot;&lt;c &quot;;  VLOOKUP([.D51];[$'Clade Colors'.$A$1:.$B$10]; 2; 0); &quot;&gt;&quot;; [.A51]; &quot;&lt;/c&gt;&quot;)" office:value-type="string" office:string-value="&lt;c 0xff0000&gt;Phytophthora pseudosyringae&lt;/c&gt;" calcext:value-type="string">
            <text:p>&lt;c 0xff0000&gt;Phytophthora pseudosyringae&lt;/c&gt;</text:p>
          </table:table-cell>
          <table:table-cell/>
        </table:table-row>
        <table:table-row table:style-name="ro1">
          <table:table-cell office:value-type="string" calcext:value-type="string">
            <text:p>Phytophthora litchii</text:p>
          </table:table-cell>
          <table:table-cell office:value-type="string" calcext:value-type="string">
            <text:p>Phyli_SHS3.fna</text:p>
          </table:table-cell>
          <table:table-cell table:formula="of:=VLOOKUP([.B52];[$'Accession Mapping'.$A$2:.$B$129];2;0)" office:value-type="string" office:string-value="GCA_002812785.1" calcext:value-type="string">
            <text:p>GCA_002812785.1</text:p>
          </table:table-cell>
          <table:table-cell table:formula="of:=VLOOKUP([.A52];['Clade Mapping'.$A$1:.$B$43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52];[$'Clade Colors'.$A$1:.$B$10]; 2; 0); &quot;&gt;&quot;; [.A52]; &quot;&lt;/c&gt;&quot;)" office:value-type="string" office:string-value="&lt;c 0xffd700&gt;Phytophthora litchii&lt;/c&gt;" calcext:value-type="string">
            <text:p>&lt;c 0xffd700&gt;Phytophthora litchii&lt;/c&gt;</text:p>
          </table:table-cell>
          <table:table-cell/>
        </table:table-row>
        <table:table-row table:style-name="ro1">
          <table:table-cell office:value-type="string" calcext:value-type="string">
            <text:p>Phytophthora megakarya</text:p>
          </table:table-cell>
          <table:table-cell office:value-type="string" calcext:value-type="string">
            <text:p>Phyme_zdho120.fna</text:p>
          </table:table-cell>
          <table:table-cell table:formula="of:=VLOOKUP([.B53];[$'Accession Mapping'.$A$2:.$B$129];2;0)" office:value-type="string" office:string-value="GCA_002215365.1" calcext:value-type="string">
            <text:p>GCA_002215365.1</text:p>
          </table:table-cell>
          <table:table-cell table:formula="of:=VLOOKUP([.A53];['Clade Mapping'.$A$1:.$B$43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53];[$'Clade Colors'.$A$1:.$B$10]; 2; 0); &quot;&gt;&quot;; [.A53]; &quot;&lt;/c&gt;&quot;)" office:value-type="string" office:string-value="&lt;c 0xffd700&gt;Phytophthora megakarya&lt;/c&gt;" calcext:value-type="string">
            <text:p>&lt;c 0xffd700&gt;Phytophthora megakarya&lt;/c&gt;</text:p>
          </table:table-cell>
          <table:table-cell/>
        </table:table-row>
        <table:table-row table:style-name="ro1">
          <table:table-cell office:value-type="string" calcext:value-type="string">
            <text:p>Phytophthora palmivora</text:p>
          </table:table-cell>
          <table:table-cell office:value-type="string" calcext:value-type="string">
            <text:p>Phypa_B4PPRK_Kuching_Sarawak.fna</text:p>
          </table:table-cell>
          <table:table-cell table:formula="of:=VLOOKUP([.B54];[$'Accession Mapping'.$A$2:.$B$129];2;0)" office:value-type="string" office:string-value="GCA_012932265.1" calcext:value-type="string">
            <text:p>GCA_012932265.1</text:p>
          </table:table-cell>
          <table:table-cell table:formula="of:=VLOOKUP([.A54];['Clade Mapping'.$A$1:.$B$43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 0; &quot;&lt;c &quot;;  VLOOKUP([.D54];[$'Clade Colors'.$A$1:.$B$10]; 2; 0); &quot;&gt;&quot;; [.A54]; &quot;&lt;/c&gt;&quot;)" office:value-type="string" office:string-value="&lt;c 0xffd700&gt;Phytophthora palmivora&lt;/c&gt;" calcext:value-type="string">
            <text:p>&lt;c 0xffd700&gt;Phytophthora palmivora&lt;/c&gt;</text:p>
          </table:table-cell>
          <table:table-cell/>
        </table:table-row>
        <table:table-row table:style-name="ro1">
          <table:table-cell office:value-type="string" calcext:value-type="string">
            <text:p>Phytophthora palmivora var. palmivora</text:p>
          </table:table-cell>
          <table:table-cell office:value-type="string" calcext:value-type="string">
            <text:p>Phypa_var.palmivora_sbr112.9.fna</text:p>
          </table:table-cell>
          <table:table-cell table:formula="of:=VLOOKUP([.B55];[$'Accession Mapping'.$A$2:.$B$129];2;0)" office:value-type="string" office:string-value="GCA_002911725.1" calcext:value-type="string">
            <text:p>GCA_002911725.1</text:p>
          </table:table-cell>
          <table:table-cell table:formula="of:=VLOOKUP([.A55];['Clade Mapping'.$A$1:.$B$43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 0; &quot;&lt;c &quot;;  VLOOKUP([.D55];[$'Clade Colors'.$A$1:.$B$10]; 2; 0); &quot;&gt;&quot;; [.A55]; &quot;&lt;/c&gt;&quot;)" office:value-type="string" office:string-value="&lt;c 0xffd700&gt;Phytophthora palmivora var. palmivora&lt;/c&gt;" calcext:value-type="string">
            <text:p>&lt;c 0xffd700&gt;Phytophthora palmivora var. palmivora&lt;/c&gt;</text:p>
          </table:table-cell>
          <table:table-cell/>
        </table:table-row>
        <table:table-row table:style-name="ro1">
          <table:table-cell office:value-type="string" calcext:value-type="string">
            <text:p>Phytophthora agathidicida</text:p>
          </table:table-cell>
          <table:table-cell office:value-type="string" calcext:value-type="string">
            <text:p>Phyag_NZFS3770.fna</text:p>
          </table:table-cell>
          <table:table-cell table:formula="of:=VLOOKUP([.B56];[$'Accession Mapping'.$A$2:.$B$129];2;0)" office:value-type="string" office:string-value="GCA_001314445.1" calcext:value-type="string">
            <text:p>GCA_001314445.1</text:p>
          </table:table-cell>
          <table:table-cell table:formula="of:=VLOOKUP([.A56];['Clade Mapping'.$A$1:.$B$43];2;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56];[$'Clade Colors'.$A$1:.$B$10]; 2; 0); &quot;&gt;&quot;; [.A56]; &quot;&lt;/c&gt;&quot;)" office:value-type="string" office:string-value="&lt;c 0x00ff00&gt;Phytophthora agathidicida&lt;/c&gt;" calcext:value-type="string">
            <text:p>&lt;c 0x00ff00&gt;Phytophthora agathidicida&lt;/c&gt;</text:p>
          </table:table-cell>
          <table:table-cell/>
        </table:table-row>
        <table:table-row table:style-name="ro1">
          <table:table-cell office:value-type="string" calcext:value-type="string">
            <text:p>Phytophthora agathidicida</text:p>
          </table:table-cell>
          <table:table-cell office:value-type="string" calcext:value-type="string">
            <text:p>Phyag_NZFS3772.fna</text:p>
          </table:table-cell>
          <table:table-cell table:formula="of:=VLOOKUP([.B57];[$'Accession Mapping'.$A$2:.$B$129];2;0)" office:value-type="string" office:string-value="GCA_001314435.1" calcext:value-type="string">
            <text:p>GCA_001314435.1</text:p>
          </table:table-cell>
          <table:table-cell table:formula="of:=VLOOKUP([.A57];['Clade Mapping'.$A$1:.$B$43];2;0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57];[$'Clade Colors'.$A$1:.$B$10]; 2; 0); &quot;&gt;&quot;; [.A57]; &quot;&lt;/c&gt;&quot;)" office:value-type="string" office:string-value="&lt;c 0x00ff00&gt;Phytophthora agathidicida&lt;/c&gt;" calcext:value-type="string">
            <text:p>&lt;c 0x00ff00&gt;Phytophthora agathidicida&lt;/c&gt;</text:p>
          </table:table-cell>
          <table:table-cell/>
        </table:table-row>
        <table:table-row table:style-name="ro1">
          <table:table-cell office:value-type="string" calcext:value-type="string">
            <text:p>Phytophthora chlamydospora</text:p>
          </table:table-cell>
          <table:table-cell office:value-type="string" calcext:value-type="string">
            <text:p>Phych_P17-99.fna</text:p>
          </table:table-cell>
          <table:table-cell table:formula="of:=VLOOKUP([.B58];[$'Accession Mapping'.$A$2:.$B$129];2;0)" office:value-type="string" office:string-value="GCA_012295415.1" calcext:value-type="string">
            <text:p>GCA_012295415.1</text:p>
          </table:table-cell>
          <table:table-cell table:formula="of:=VLOOKUP([.A58];['Clade Mapping'.$A$1:.$B$43];2;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58];[$'Clade Colors'.$A$1:.$B$10]; 2; 0); &quot;&gt;&quot;; [.A58]; &quot;&lt;/c&gt;&quot;)" office:value-type="string" office:string-value="&lt;c 0x00bfff&gt;Phytophthora chlamydospora&lt;/c&gt;" calcext:value-type="string">
            <text:p>&lt;c 0x00bfff&gt;Phytophthora chlamydospora&lt;/c&gt;</text:p>
          </table:table-cell>
          <table:table-cell/>
        </table:table-row>
        <table:table-row table:style-name="ro1">
          <table:table-cell office:value-type="string" calcext:value-type="string">
            <text:p>Phytophthora gonapodyides</text:p>
          </table:table-cell>
          <table:table-cell office:value-type="string" calcext:value-type="string">
            <text:p>Phygo_P17-128.fna</text:p>
          </table:table-cell>
          <table:table-cell table:formula="of:=VLOOKUP([.B59];[$'Accession Mapping'.$A$2:.$B$129];2;0)" office:value-type="string" office:string-value="GCA_012295475.1" calcext:value-type="string">
            <text:p>GCA_012295475.1</text:p>
          </table:table-cell>
          <table:table-cell table:formula="of:=VLOOKUP([.A59];['Clade Mapping'.$A$1:.$B$43];2;0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59];[$'Clade Colors'.$A$1:.$B$10]; 2; 0); &quot;&gt;&quot;; [.A59]; &quot;&lt;/c&gt;&quot;)" office:value-type="string" office:string-value="&lt;c 0x00bfff&gt;Phytophthora gonapodyides&lt;/c&gt;" calcext:value-type="string">
            <text:p>&lt;c 0x00bfff&gt;Phytophthora gonapodyides&lt;/c&gt;</text:p>
          </table:table-cell>
          <table:table-cell/>
        </table:table-row>
        <table:table-row table:style-name="ro1">
          <table:table-cell office:value-type="string" calcext:value-type="string">
            <text:p>Phytophthora pinifolia</text:p>
          </table:table-cell>
          <table:table-cell office:value-type="string" calcext:value-type="string">
            <text:p>Phypi_CBS122922.fna</text:p>
          </table:table-cell>
          <table:table-cell table:formula="of:=VLOOKUP([.B60];[$'Accession Mapping'.$A$2:.$B$129];2;0)" office:value-type="string" office:string-value="GCA_000500225.2" calcext:value-type="string">
            <text:p>GCA_000500225.2</text:p>
          </table:table-cell>
          <table:table-cell table:formula="of:=VLOOKUP([.A60];['Clade Mapping'.$A$1:.$B$43];2;0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 0; &quot;&lt;c &quot;;  VLOOKUP([.D60];[$'Clade Colors'.$A$1:.$B$10]; 2; 0); &quot;&gt;&quot;; [.A60]; &quot;&lt;/c&gt;&quot;)" office:value-type="string" office:string-value="&lt;c 0x00bfff&gt;Phytophthora pinifolia&lt;/c&gt;" calcext:value-type="string">
            <text:p>&lt;c 0x00bfff&gt;Phytophthora pinifolia&lt;/c&gt;</text:p>
          </table:table-cell>
          <table:table-cell/>
        </table:table-row>
        <table:table-row table:style-name="ro1">
          <table:table-cell office:value-type="string" calcext:value-type="string">
            <text:p>Phytophthora cambivora</text:p>
          </table:table-cell>
          <table:table-cell office:value-type="string" calcext:value-type="string">
            <text:p>Phyca_CBS114087.fna</text:p>
          </table:table-cell>
          <table:table-cell table:formula="of:=VLOOKUP([.B61];[$'Accession Mapping'.$A$2:.$B$129];2;0)" office:value-type="string" office:string-value="GCA_000443045.1" calcext:value-type="string">
            <text:p>GCA_000443045.1</text:p>
          </table:table-cell>
          <table:table-cell table:formula="of:=VLOOKUP([.A61];['Clade Mapping'.$A$1:.$B$43];2;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61];[$'Clade Colors'.$A$1:.$B$10]; 2; 0); &quot;&gt;&quot;; [.A61]; &quot;&lt;/c&gt;&quot;)" office:value-type="string" office:string-value="&lt;c 0x0000ff&gt;Phytophthora cambivora&lt;/c&gt;" calcext:value-type="string">
            <text:p>&lt;c 0x0000ff&gt;Phytophthora cambivora&lt;/c&gt;</text:p>
          </table:table-cell>
          <table:table-cell/>
        </table:table-row>
        <table:table-row table:style-name="ro1">
          <table:table-cell office:value-type="string" calcext:value-type="string">
            <text:p>Phytophthora cinnamomi</text:p>
          </table:table-cell>
          <table:table-cell office:value-type="string" calcext:value-type="string">
            <text:p>Phyci_DU054.fna</text:p>
          </table:table-cell>
          <table:table-cell table:formula="of:=VLOOKUP([.B62];[$'Accession Mapping'.$A$2:.$B$129];2;0)" office:value-type="string" office:string-value="GCA_002734105.1" calcext:value-type="string">
            <text:p>GCA_002734105.1</text:p>
          </table:table-cell>
          <table:table-cell table:formula="of:=VLOOKUP([.A62];['Clade Mapping'.$A$1:.$B$43];2;0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62];[$'Clade Colors'.$A$1:.$B$10]; 2; 0); &quot;&gt;&quot;; [.A62]; &quot;&lt;/c&gt;&quot;)" office:value-type="string" office:string-value="&lt;c 0x0000ff&gt;Phytophthora cinnamomi&lt;/c&gt;" calcext:value-type="string">
            <text:p>&lt;c 0x0000ff&gt;Phytophthora cinnamomi&lt;/c&gt;</text:p>
          </table:table-cell>
          <table:table-cell/>
        </table:table-row>
        <table:table-row table:style-name="ro1">
          <table:table-cell office:value-type="string" calcext:value-type="string">
            <text:p>Phytophthora cinnamomi</text:p>
          </table:table-cell>
          <table:table-cell office:value-type="string" calcext:value-type="string">
            <text:p>Phyci_GKB4.fna</text:p>
          </table:table-cell>
          <table:table-cell table:formula="of:=VLOOKUP([.B63];[$'Accession Mapping'.$A$2:.$B$129];2;0)" office:value-type="string" office:string-value="GCA_018691715.1" calcext:value-type="string">
            <text:p>GCA_018691715.1</text:p>
          </table:table-cell>
          <table:table-cell table:formula="of:=VLOOKUP([.A63];['Clade Mapping'.$A$1:.$B$43];2;0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 0; &quot;&lt;c &quot;;  VLOOKUP([.D63];[$'Clade Colors'.$A$1:.$B$10]; 2; 0); &quot;&gt;&quot;; [.A63]; &quot;&lt;/c&gt;&quot;)" office:value-type="string" office:string-value="&lt;c 0x0000ff&gt;Phytophthora cinnamomi&lt;/c&gt;" calcext:value-type="string">
            <text:p>&lt;c 0x0000ff&gt;Phytophthora cinnamomi&lt;/c&gt;</text:p>
          </table:table-cell>
          <table:table-cell/>
        </table:table-row>
        <table:table-row table:style-name="ro1">
          <table:table-cell office:value-type="string" calcext:value-type="string">
            <text:p>Phytophthora cinnamomi</text:p>
          </table:table-cell>
          <table:table-cell office:value-type="string" calcext:value-type="string">
            <text:p>Phyci_MP94-48.fna</text:p>
          </table:table-cell>
          <table:table-cell table:formula="of:=VLOOKUP([.B64];[$'Accession Mapping'.$A$2:.$B$129];2;0)" office:value-type="string" office:string-value="GCA_001314365.1" calcext:value-type="string">
            <text:p>GCA_001314365.1</text:p>
          </table:table-cell>
          <table:table-cell table:formula="of:=VLOOKUP([.A64];['Clade Mapping'.$A$1:.$B$43];2;0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 0; &quot;&lt;c &quot;;  VLOOKUP([.D64];[$'Clade Colors'.$A$1:.$B$10]; 2; 0); &quot;&gt;&quot;; [.A64]; &quot;&lt;/c&gt;&quot;)" office:value-type="string" office:string-value="&lt;c 0x0000ff&gt;Phytophthora cinnamomi&lt;/c&gt;" calcext:value-type="string">
            <text:p>&lt;c 0x0000ff&gt;Phytophthora cinnamomi&lt;/c&gt;</text:p>
          </table:table-cell>
          <table:table-cell/>
        </table:table-row>
        <table:table-row table:style-name="ro1">
          <table:table-cell office:value-type="string" calcext:value-type="string">
            <text:p>Phytophthora cinnamomi</text:p>
          </table:table-cell>
          <table:table-cell office:value-type="string" calcext:value-type="string">
            <text:p>Phyci_NZFS3750.fna</text:p>
          </table:table-cell>
          <table:table-cell table:formula="of:=VLOOKUP([.B65];[$'Accession Mapping'.$A$2:.$B$129];2;0)" office:value-type="string" office:string-value="GCA_001314505.1" calcext:value-type="string">
            <text:p>GCA_001314505.1</text:p>
          </table:table-cell>
          <table:table-cell table:formula="of:=VLOOKUP([.A65];['Clade Mapping'.$A$1:.$B$43];2;0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 0; &quot;&lt;c &quot;;  VLOOKUP([.D65];[$'Clade Colors'.$A$1:.$B$10]; 2; 0); &quot;&gt;&quot;; [.A65]; &quot;&lt;/c&gt;&quot;)" office:value-type="string" office:string-value="&lt;c 0x0000ff&gt;Phytophthora cinnamomi&lt;/c&gt;" calcext:value-type="string">
            <text:p>&lt;c 0x0000ff&gt;Phytophthora cinnamomi&lt;/c&gt;</text:p>
          </table:table-cell>
          <table:table-cell/>
        </table:table-row>
        <table:table-row table:style-name="ro1">
          <table:table-cell office:value-type="string" calcext:value-type="string">
            <text:p>Phytophthora cinnamomi</text:p>
          </table:table-cell>
          <table:table-cell office:value-type="string" calcext:value-type="string">
            <text:p>Phyci_WA94.26.fna</text:p>
          </table:table-cell>
          <table:table-cell table:formula="of:=VLOOKUP([.B66];[$'Accession Mapping'.$A$2:.$B$129];2;0)" office:value-type="string" office:string-value="GCA_002734125.1" calcext:value-type="string">
            <text:p>GCA_002734125.1</text:p>
          </table:table-cell>
          <table:table-cell table:formula="of:=VLOOKUP([.A66];['Clade Mapping'.$A$1:.$B$43];2;0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 0; &quot;&lt;c &quot;;  VLOOKUP([.D66];[$'Clade Colors'.$A$1:.$B$10]; 2; 0); &quot;&gt;&quot;; [.A66]; &quot;&lt;/c&gt;&quot;)" office:value-type="string" office:string-value="&lt;c 0x0000ff&gt;Phytophthora cinnamomi&lt;/c&gt;" calcext:value-type="string">
            <text:p>&lt;c 0x0000ff&gt;Phytophthora cinnamomi&lt;/c&gt;</text:p>
          </table:table-cell>
          <table:table-cell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A4.fna</text:p>
          </table:table-cell>
          <table:table-cell table:formula="of:=VLOOKUP([.B67];[$'Accession Mapping'.$A$2:.$B$129];2;0)" office:value-type="string" office:string-value="GCA_009733105.1" calcext:value-type="string">
            <text:p>GCA_009733105.1</text:p>
          </table:table-cell>
          <table:table-cell table:formula="of:=VLOOKUP([.A67];['Clade Mapping'.$A$1:.$B$43];2;0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 0; &quot;&lt;c &quot;;  VLOOKUP([.D67];[$'Clade Colors'.$A$1:.$B$10]; 2; 0); &quot;&gt;&quot;; [.A67]; &quot;&lt;/c&gt;&quot;)" office:value-type="string" office:string-value="&lt;c 0x0000ff&gt;Phytophthora fragariae&lt;/c&gt;" calcext:value-type="string">
            <text:p>&lt;c 0x0000ff&gt;Phytophthora fragariae&lt;/c&gt;</text:p>
          </table:table-cell>
          <table:table-cell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BC-1.fna</text:p>
          </table:table-cell>
          <table:table-cell table:formula="of:=VLOOKUP([.B68];[$'Accession Mapping'.$A$2:.$B$129];2;0)" office:value-type="string" office:string-value="GCA_009733085.1" calcext:value-type="string">
            <text:p>GCA_009733085.1</text:p>
          </table:table-cell>
          <table:table-cell table:formula="of:=VLOOKUP([.A68];['Clade Mapping'.$A$1:.$B$43];2;0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 0; &quot;&lt;c &quot;;  VLOOKUP([.D68];[$'Clade Colors'.$A$1:.$B$10]; 2; 0); &quot;&gt;&quot;; [.A68]; &quot;&lt;/c&gt;&quot;)" office:value-type="string" office:string-value="&lt;c 0x0000ff&gt;Phytophthora fragariae&lt;/c&gt;" calcext:value-type="string">
            <text:p>&lt;c 0x0000ff&gt;Phytophthora fragariae&lt;/c&gt;</text:p>
          </table:table-cell>
          <table:table-cell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BC-23.fna</text:p>
          </table:table-cell>
          <table:table-cell table:formula="of:=VLOOKUP([.B69];[$'Accession Mapping'.$A$2:.$B$129];2;0)" office:value-type="string" office:string-value="GCA_009733045.1" calcext:value-type="string">
            <text:p>GCA_009733045.1</text:p>
          </table:table-cell>
          <table:table-cell table:formula="of:=VLOOKUP([.A69];['Clade Mapping'.$A$1:.$B$43];2;0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 0; &quot;&lt;c &quot;;  VLOOKUP([.D69];[$'Clade Colors'.$A$1:.$B$10]; 2; 0); &quot;&gt;&quot;; [.A69]; &quot;&lt;/c&gt;&quot;)" office:value-type="string" office:string-value="&lt;c 0x0000ff&gt;Phytophthora fragariae&lt;/c&gt;" calcext:value-type="string">
            <text:p>&lt;c 0x0000ff&gt;Phytophthora fragariae&lt;/c&gt;</text:p>
          </table:table-cell>
          <table:table-cell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CBS209.46.fna</text:p>
          </table:table-cell>
          <table:table-cell table:formula="of:=VLOOKUP([.B70];[$'Accession Mapping'.$A$2:.$B$129];2;0)" office:value-type="string" office:string-value="GCA_002025845.1" calcext:value-type="string">
            <text:p>GCA_002025845.1</text:p>
          </table:table-cell>
          <table:table-cell table:formula="of:=VLOOKUP([.A70];['Clade Mapping'.$A$1:.$B$43];2;0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 0; &quot;&lt;c &quot;;  VLOOKUP([.D70];[$'Clade Colors'.$A$1:.$B$10]; 2; 0); &quot;&gt;&quot;; [.A70]; &quot;&lt;/c&gt;&quot;)" office:value-type="string" office:string-value="&lt;c 0x0000ff&gt;Phytophthora fragariae&lt;/c&gt;" calcext:value-type="string">
            <text:p>&lt;c 0x0000ff&gt;Phytophthora fragariae&lt;/c&gt;</text:p>
          </table:table-cell>
          <table:table-cell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CBS309.62.fna</text:p>
          </table:table-cell>
          <table:table-cell table:formula="of:=VLOOKUP([.B71];[$'Accession Mapping'.$A$2:.$B$129];2;0)" office:value-type="string" office:string-value="GCA_000686205.4" calcext:value-type="string">
            <text:p>GCA_000686205.4</text:p>
          </table:table-cell>
          <table:table-cell table:formula="of:=VLOOKUP([.A71];['Clade Mapping'.$A$1:.$B$43];2;0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 0; &quot;&lt;c &quot;;  VLOOKUP([.D71];[$'Clade Colors'.$A$1:.$B$10]; 2; 0); &quot;&gt;&quot;; [.A71]; &quot;&lt;/c&gt;&quot;)" office:value-type="string" office:string-value="&lt;c 0x0000ff&gt;Phytophthora fragariae&lt;/c&gt;" calcext:value-type="string">
            <text:p>&lt;c 0x0000ff&gt;Phytophthora fragariae&lt;/c&gt;</text:p>
          </table:table-cell>
          <table:table-cell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NOV-27.fna</text:p>
          </table:table-cell>
          <table:table-cell table:formula="of:=VLOOKUP([.B72];[$'Accession Mapping'.$A$2:.$B$129];2;0)" office:value-type="string" office:string-value="GCA_009732985.1" calcext:value-type="string">
            <text:p>GCA_009732985.1</text:p>
          </table:table-cell>
          <table:table-cell table:formula="of:=VLOOKUP([.A72];['Clade Mapping'.$A$1:.$B$43];2;0)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 0; &quot;&lt;c &quot;;  VLOOKUP([.D72];[$'Clade Colors'.$A$1:.$B$10]; 2; 0); &quot;&gt;&quot;; [.A72]; &quot;&lt;/c&gt;&quot;)" office:value-type="string" office:string-value="&lt;c 0x0000ff&gt;Phytophthora fragariae&lt;/c&gt;" calcext:value-type="string">
            <text:p>&lt;c 0x0000ff&gt;Phytophthora fragariae&lt;/c&gt;</text:p>
          </table:table-cell>
          <table:table-cell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NOV-5.fna</text:p>
          </table:table-cell>
          <table:table-cell table:formula="of:=VLOOKUP([.B73];[$'Accession Mapping'.$A$2:.$B$129];2;0)" office:value-type="string" office:string-value="GCA_009733025.1" calcext:value-type="string">
            <text:p>GCA_009733025.1</text:p>
          </table:table-cell>
          <table:table-cell table:formula="of:=VLOOKUP([.A73];['Clade Mapping'.$A$1:.$B$43];2;0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 0; &quot;&lt;c &quot;;  VLOOKUP([.D73];[$'Clade Colors'.$A$1:.$B$10]; 2; 0); &quot;&gt;&quot;; [.A73]; &quot;&lt;/c&gt;&quot;)" office:value-type="string" office:string-value="&lt;c 0x0000ff&gt;Phytophthora fragariae&lt;/c&gt;" calcext:value-type="string">
            <text:p>&lt;c 0x0000ff&gt;Phytophthora fragariae&lt;/c&gt;</text:p>
          </table:table-cell>
          <table:table-cell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NOV-71.fna</text:p>
          </table:table-cell>
          <table:table-cell table:formula="of:=VLOOKUP([.B74];[$'Accession Mapping'.$A$2:.$B$129];2;0)" office:value-type="string" office:string-value="GCA_009733065.1" calcext:value-type="string">
            <text:p>GCA_009733065.1</text:p>
          </table:table-cell>
          <table:table-cell table:formula="of:=VLOOKUP([.A74];['Clade Mapping'.$A$1:.$B$43];2;0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 0; &quot;&lt;c &quot;;  VLOOKUP([.D74];[$'Clade Colors'.$A$1:.$B$10]; 2; 0); &quot;&gt;&quot;; [.A74]; &quot;&lt;/c&gt;&quot;)" office:value-type="string" office:string-value="&lt;c 0x0000ff&gt;Phytophthora fragariae&lt;/c&gt;" calcext:value-type="string">
            <text:p>&lt;c 0x0000ff&gt;Phytophthora fragariae&lt;/c&gt;</text:p>
          </table:table-cell>
          <table:table-cell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NOV-77.fna</text:p>
          </table:table-cell>
          <table:table-cell table:formula="of:=VLOOKUP([.B75];[$'Accession Mapping'.$A$2:.$B$129];2;0)" office:value-type="string" office:string-value="GCA_009733125.1" calcext:value-type="string">
            <text:p>GCA_009733125.1</text:p>
          </table:table-cell>
          <table:table-cell table:formula="of:=VLOOKUP([.A75];['Clade Mapping'.$A$1:.$B$43];2;0)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 0; &quot;&lt;c &quot;;  VLOOKUP([.D75];[$'Clade Colors'.$A$1:.$B$10]; 2; 0); &quot;&gt;&quot;; [.A75]; &quot;&lt;/c&gt;&quot;)" office:value-type="string" office:string-value="&lt;c 0x0000ff&gt;Phytophthora fragariae&lt;/c&gt;" calcext:value-type="string">
            <text:p>&lt;c 0x0000ff&gt;Phytophthora fragariae&lt;/c&gt;</text:p>
          </table:table-cell>
          <table:table-cell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ONT-3.fna</text:p>
          </table:table-cell>
          <table:table-cell table:formula="of:=VLOOKUP([.B76];[$'Accession Mapping'.$A$2:.$B$129];2;0)" office:value-type="string" office:string-value="GCA_009733005.1" calcext:value-type="string">
            <text:p>GCA_009733005.1</text:p>
          </table:table-cell>
          <table:table-cell table:formula="of:=VLOOKUP([.A76];['Clade Mapping'.$A$1:.$B$43];2;0)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 0; &quot;&lt;c &quot;;  VLOOKUP([.D76];[$'Clade Colors'.$A$1:.$B$10]; 2; 0); &quot;&gt;&quot;; [.A76]; &quot;&lt;/c&gt;&quot;)" office:value-type="string" office:string-value="&lt;c 0x0000ff&gt;Phytophthora fragariae&lt;/c&gt;" calcext:value-type="string">
            <text:p>&lt;c 0x0000ff&gt;Phytophthora fragariae&lt;/c&gt;</text:p>
          </table:table-cell>
          <table:table-cell/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string" calcext:value-type="string">
            <text:p>Phyfr_SCRP245.fna</text:p>
          </table:table-cell>
          <table:table-cell table:formula="of:=VLOOKUP([.B77];[$'Accession Mapping'.$A$2:.$B$129];2;0)" office:value-type="string" office:string-value="GCA_009732925.1" calcext:value-type="string">
            <text:p>GCA_009732925.1</text:p>
          </table:table-cell>
          <table:table-cell table:formula="of:=VLOOKUP([.A77];['Clade Mapping'.$A$1:.$B$43];2;0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 0; &quot;&lt;c &quot;;  VLOOKUP([.D77];[$'Clade Colors'.$A$1:.$B$10]; 2; 0); &quot;&gt;&quot;; [.A77]; &quot;&lt;/c&gt;&quot;)" office:value-type="string" office:string-value="&lt;c 0x0000ff&gt;Phytophthora fragariae&lt;/c&gt;" calcext:value-type="string">
            <text:p>&lt;c 0x0000ff&gt;Phytophthora fragariae&lt;/c&gt;</text:p>
          </table:table-cell>
          <table:table-cell/>
        </table:table-row>
        <table:table-row table:style-name="ro1">
          <table:table-cell office:value-type="string" calcext:value-type="string">
            <text:p>Phytophthora pisi</text:p>
          </table:table-cell>
          <table:table-cell office:value-type="string" calcext:value-type="string">
            <text:p>Phypi.fna</text:p>
          </table:table-cell>
          <table:table-cell table:formula="of:=VLOOKUP([.B78];[$'Accession Mapping'.$A$2:.$B$129];2;0)" office:value-type="string" office:string-value="GCA_000751395.2" calcext:value-type="string">
            <text:p>GCA_000751395.2</text:p>
          </table:table-cell>
          <table:table-cell table:formula="of:=VLOOKUP([.A78];['Clade Mapping'.$A$1:.$B$43];2;0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 0; &quot;&lt;c &quot;;  VLOOKUP([.D78];[$'Clade Colors'.$A$1:.$B$10]; 2; 0); &quot;&gt;&quot;; [.A78]; &quot;&lt;/c&gt;&quot;)" office:value-type="string" office:string-value="&lt;c 0x0000ff&gt;Phytophthora pisi&lt;/c&gt;" calcext:value-type="string">
            <text:p>&lt;c 0x0000ff&gt;Phytophthora pisi&lt;/c&gt;</text:p>
          </table:table-cell>
          <table:table-cell/>
        </table:table-row>
        <table:table-row table:style-name="ro1">
          <table:table-cell office:value-type="string" calcext:value-type="string">
            <text:p>Phytophthora rubi</text:p>
          </table:table-cell>
          <table:table-cell office:value-type="string" calcext:value-type="string">
            <text:p>Phyru_CBS109.892.fna</text:p>
          </table:table-cell>
          <table:table-cell table:formula="of:=VLOOKUP([.B79];[$'Accession Mapping'.$A$2:.$B$129];2;0)" office:value-type="string" office:string-value="GCA_000687305.2" calcext:value-type="string">
            <text:p>GCA_000687305.2</text:p>
          </table:table-cell>
          <table:table-cell table:formula="of:=VLOOKUP([.A79];['Clade Mapping'.$A$1:.$B$43];2;0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 0; &quot;&lt;c &quot;;  VLOOKUP([.D79];[$'Clade Colors'.$A$1:.$B$10]; 2; 0); &quot;&gt;&quot;; [.A79]; &quot;&lt;/c&gt;&quot;)" office:value-type="string" office:string-value="&lt;c 0x0000ff&gt;Phytophthora rubi&lt;/c&gt;" calcext:value-type="string">
            <text:p>&lt;c 0x0000ff&gt;Phytophthora rubi&lt;/c&gt;</text:p>
          </table:table-cell>
          <table:table-cell/>
        </table:table-row>
        <table:table-row table:style-name="ro1">
          <table:table-cell office:value-type="string" calcext:value-type="string">
            <text:p>Phytophthora rubi</text:p>
          </table:table-cell>
          <table:table-cell office:value-type="string" calcext:value-type="string">
            <text:p>Phyru_pd0101050015038.fna</text:p>
          </table:table-cell>
          <table:table-cell table:formula="of:=VLOOKUP([.B80];[$'Accession Mapping'.$A$2:.$B$129];2;0)" office:value-type="string" office:string-value="GCA_002025925.1" calcext:value-type="string">
            <text:p>GCA_002025925.1</text:p>
          </table:table-cell>
          <table:table-cell table:formula="of:=VLOOKUP([.A80];['Clade Mapping'.$A$1:.$B$43];2;0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 0; &quot;&lt;c &quot;;  VLOOKUP([.D80];[$'Clade Colors'.$A$1:.$B$10]; 2; 0); &quot;&gt;&quot;; [.A80]; &quot;&lt;/c&gt;&quot;)" office:value-type="string" office:string-value="&lt;c 0x0000ff&gt;Phytophthora rubi&lt;/c&gt;" calcext:value-type="string">
            <text:p>&lt;c 0x0000ff&gt;Phytophthora rubi&lt;/c&gt;</text:p>
          </table:table-cell>
          <table:table-cell/>
        </table:table-row>
        <table:table-row table:style-name="ro1">
          <table:table-cell office:value-type="string" calcext:value-type="string">
            <text:p>Phytophthora rubi</text:p>
          </table:table-cell>
          <table:table-cell office:value-type="string" calcext:value-type="string">
            <text:p>Phyru_SCRP249.fna</text:p>
          </table:table-cell>
          <table:table-cell table:formula="of:=VLOOKUP([.B81];[$'Accession Mapping'.$A$2:.$B$129];2;0)" office:value-type="string" office:string-value="GCA_009732905.1" calcext:value-type="string">
            <text:p>GCA_009732905.1</text:p>
          </table:table-cell>
          <table:table-cell table:formula="of:=VLOOKUP([.A81];['Clade Mapping'.$A$1:.$B$43];2;0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 0; &quot;&lt;c &quot;;  VLOOKUP([.D81];[$'Clade Colors'.$A$1:.$B$10]; 2; 0); &quot;&gt;&quot;; [.A81]; &quot;&lt;/c&gt;&quot;)" office:value-type="string" office:string-value="&lt;c 0x0000ff&gt;Phytophthora rubi&lt;/c&gt;" calcext:value-type="string">
            <text:p>&lt;c 0x0000ff&gt;Phytophthora rubi&lt;/c&gt;</text:p>
          </table:table-cell>
          <table:table-cell/>
        </table:table-row>
        <table:table-row table:style-name="ro1">
          <table:table-cell office:value-type="string" calcext:value-type="string">
            <text:p>Phytophthora rubi</text:p>
          </table:table-cell>
          <table:table-cell office:value-type="string" calcext:value-type="string">
            <text:p>Phyru_SCRP324.fna</text:p>
          </table:table-cell>
          <table:table-cell table:formula="of:=VLOOKUP([.B82];[$'Accession Mapping'.$A$2:.$B$129];2;0)" office:value-type="string" office:string-value="GCA_009732945.1" calcext:value-type="string">
            <text:p>GCA_009732945.1</text:p>
          </table:table-cell>
          <table:table-cell table:formula="of:=VLOOKUP([.A82];['Clade Mapping'.$A$1:.$B$43];2;0)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 0; &quot;&lt;c &quot;;  VLOOKUP([.D82];[$'Clade Colors'.$A$1:.$B$10]; 2; 0); &quot;&gt;&quot;; [.A82]; &quot;&lt;/c&gt;&quot;)" office:value-type="string" office:string-value="&lt;c 0x0000ff&gt;Phytophthora rubi&lt;/c&gt;" calcext:value-type="string">
            <text:p>&lt;c 0x0000ff&gt;Phytophthora rubi&lt;/c&gt;</text:p>
          </table:table-cell>
          <table:table-cell/>
        </table:table-row>
        <table:table-row table:style-name="ro1">
          <table:table-cell office:value-type="string" calcext:value-type="string">
            <text:p>Phytophthora rubi</text:p>
          </table:table-cell>
          <table:table-cell office:value-type="string" calcext:value-type="string">
            <text:p>Phyru_SCRP333.fna</text:p>
          </table:table-cell>
          <table:table-cell table:formula="of:=VLOOKUP([.B83];[$'Accession Mapping'.$A$2:.$B$129];2;0)" office:value-type="string" office:string-value="GCA_009733145.1" calcext:value-type="string">
            <text:p>GCA_009733145.1</text:p>
          </table:table-cell>
          <table:table-cell table:formula="of:=VLOOKUP([.A83];['Clade Mapping'.$A$1:.$B$43];2;0)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 0; &quot;&lt;c &quot;;  VLOOKUP([.D83];[$'Clade Colors'.$A$1:.$B$10]; 2; 0); &quot;&gt;&quot;; [.A83]; &quot;&lt;/c&gt;&quot;)" office:value-type="string" office:string-value="&lt;c 0x0000ff&gt;Phytophthora rubi&lt;/c&gt;" calcext:value-type="string">
            <text:p>&lt;c 0x0000ff&gt;Phytophthora rubi&lt;/c&gt;</text:p>
          </table:table-cell>
          <table:table-cell/>
        </table:table-row>
        <table:table-row table:style-name="ro1">
          <table:table-cell office:value-type="string" calcext:value-type="string">
            <text:p>Phytophthora sojae</text:p>
          </table:table-cell>
          <table:table-cell office:value-type="string" calcext:value-type="string">
            <text:p>Physo_P6497.fna</text:p>
          </table:table-cell>
          <table:table-cell table:formula="of:=VLOOKUP([.B84];[$'Accession Mapping'.$A$2:.$B$129];2;0)" office:value-type="string" office:string-value="GCF_000149755.1" calcext:value-type="string">
            <text:p>GCF_000149755.1</text:p>
          </table:table-cell>
          <table:table-cell table:formula="of:=VLOOKUP([.A84];['Clade Mapping'.$A$1:.$B$43];2;0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 0; &quot;&lt;c &quot;;  VLOOKUP([.D84];[$'Clade Colors'.$A$1:.$B$10]; 2; 0); &quot;&gt;&quot;; [.A84]; &quot;&lt;/c&gt;&quot;)" office:value-type="string" office:string-value="&lt;c 0x0000ff&gt;Phytophthora sojae&lt;/c&gt;" calcext:value-type="string">
            <text:p>&lt;c 0x0000ff&gt;Phytophthora sojae&lt;/c&gt;</text:p>
          </table:table-cell>
          <table:table-cell/>
        </table:table-row>
        <table:table-row table:style-name="ro1">
          <table:table-cell office:value-type="string" calcext:value-type="string">
            <text:p>Phytophthora x alni</text:p>
          </table:table-cell>
          <table:table-cell office:value-type="string" calcext:value-type="string">
            <text:p>Phyxa.fna</text:p>
          </table:table-cell>
          <table:table-cell table:formula="of:=VLOOKUP([.B85];[$'Accession Mapping'.$A$2:.$B$129];2;0)" office:value-type="string" office:string-value="GCA_000439335.1" calcext:value-type="string">
            <text:p>GCA_000439335.1</text:p>
          </table:table-cell>
          <table:table-cell table:formula="of:=VLOOKUP([.A85];['Clade Mapping'.$A$1:.$B$43];2;0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 0; &quot;&lt;c &quot;;  VLOOKUP([.D85];[$'Clade Colors'.$A$1:.$B$10]; 2; 0); &quot;&gt;&quot;; [.A85]; &quot;&lt;/c&gt;&quot;)" office:value-type="string" office:string-value="&lt;c 0x0000ff&gt;Phytophthora x alni&lt;/c&gt;" calcext:value-type="string">
            <text:p>&lt;c 0x0000ff&gt;Phytophthora x alni&lt;/c&gt;</text:p>
          </table:table-cell>
          <table:table-cell/>
        </table:table-row>
        <table:table-row table:style-name="ro1">
          <table:table-cell office:value-type="string" calcext:value-type="string">
            <text:p>Phytophthora cryptogea</text:p>
          </table:table-cell>
          <table:table-cell office:value-type="string" calcext:value-type="string">
            <text:p>Phycr_CBS418.71.fna</text:p>
          </table:table-cell>
          <table:table-cell table:formula="of:=VLOOKUP([.B86];[$'Accession Mapping'.$A$2:.$B$129];2;0)" office:value-type="string" office:string-value="GCA_000468175.2" calcext:value-type="string">
            <text:p>GCA_000468175.2</text:p>
          </table:table-cell>
          <table:table-cell table:formula="of:=VLOOKUP([.A86];['Clade Mapping'.$A$1:.$B$43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86];[$'Clade Colors'.$A$1:.$B$10]; 2; 0); &quot;&gt;&quot;; [.A86]; &quot;&lt;/c&gt;&quot;)" office:value-type="string" office:string-value="&lt;c 0xff1493&gt;Phytophthora cryptogea&lt;/c&gt;" calcext:value-type="string">
            <text:p>&lt;c 0xff1493&gt;Phytophthora cryptogea&lt;/c&gt;</text:p>
          </table:table-cell>
          <table:table-cell/>
        </table:table-row>
        <table:table-row table:style-name="ro1">
          <table:table-cell office:value-type="string" calcext:value-type="string">
            <text:p>Phytophthora lateralis</text:p>
          </table:table-cell>
          <table:table-cell office:value-type="string" calcext:value-type="string">
            <text:p>Phyla_CBS168.42.fna</text:p>
          </table:table-cell>
          <table:table-cell table:formula="of:=VLOOKUP([.B87];[$'Accession Mapping'.$A$2:.$B$129];2;0)" office:value-type="string" office:string-value="GCA_000500205.2" calcext:value-type="string">
            <text:p>GCA_000500205.2</text:p>
          </table:table-cell>
          <table:table-cell table:formula="of:=VLOOKUP([.A87];['Clade Mapping'.$A$1:.$B$43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87];[$'Clade Colors'.$A$1:.$B$10]; 2; 0); &quot;&gt;&quot;; [.A87]; &quot;&lt;/c&gt;&quot;)" office:value-type="string" office:string-value="&lt;c 0xff1493&gt;Phytophthora lateralis&lt;/c&gt;" calcext:value-type="string">
            <text:p>&lt;c 0xff1493&gt;Phytophthora lateralis&lt;/c&gt;</text:p>
          </table:table-cell>
          <table:table-cell/>
        </table:table-row>
        <table:table-row table:style-name="ro1">
          <table:table-cell office:value-type="string" calcext:value-type="string">
            <text:p>Phytophthora lateralis</text:p>
          </table:table-cell>
          <table:table-cell office:value-type="string" calcext:value-type="string">
            <text:p>Phyla_SMSTG.fna</text:p>
          </table:table-cell>
          <table:table-cell table:formula="of:=VLOOKUP([.B88];[$'Accession Mapping'.$A$2:.$B$129];2;0)" office:value-type="string" office:string-value="GCA_000333055.2" calcext:value-type="string">
            <text:p>GCA_000333055.2</text:p>
          </table:table-cell>
          <table:table-cell table:formula="of:=VLOOKUP([.A88];['Clade Mapping'.$A$1:.$B$43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 0; &quot;&lt;c &quot;;  VLOOKUP([.D88];[$'Clade Colors'.$A$1:.$B$10]; 2; 0); &quot;&gt;&quot;; [.A88]; &quot;&lt;/c&gt;&quot;)" office:value-type="string" office:string-value="&lt;c 0xff1493&gt;Phytophthora lateralis&lt;/c&gt;" calcext:value-type="string">
            <text:p>&lt;c 0xff1493&gt;Phytophthora lateralis&lt;/c&gt;</text:p>
          </table:table-cell>
          <table:table-cell/>
        </table:table-row>
        <table:table-row table:style-name="ro1">
          <table:table-cell office:value-type="string" calcext:value-type="string">
            <text:p>Phytophthora lateralis MPF4</text:p>
          </table:table-cell>
          <table:table-cell office:value-type="string" calcext:value-type="string">
            <text:p>Phyla_MPF4.fna</text:p>
          </table:table-cell>
          <table:table-cell table:formula="of:=VLOOKUP([.B89];[$'Accession Mapping'.$A$2:.$B$129];2;0)" office:value-type="string" office:string-value="GCA_000318465.2" calcext:value-type="string">
            <text:p>GCA_000318465.2</text:p>
          </table:table-cell>
          <table:table-cell table:formula="of:=VLOOKUP([.A89];['Clade Mapping'.$A$1:.$B$43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 0; &quot;&lt;c &quot;;  VLOOKUP([.D89];[$'Clade Colors'.$A$1:.$B$10]; 2; 0); &quot;&gt;&quot;; [.A89]; &quot;&lt;/c&gt;&quot;)" office:value-type="string" office:string-value="&lt;c 0xff1493&gt;Phytophthora lateralis MPF4&lt;/c&gt;" calcext:value-type="string">
            <text:p>&lt;c 0xff1493&gt;Phytophthora lateralis MPF4&lt;/c&gt;</text:p>
          </table:table-cell>
          <table:table-cell/>
        </table:table-row>
        <table:table-row table:style-name="ro1">
          <table:table-cell office:value-type="string" calcext:value-type="string">
            <text:p>Phytophthora lateralis MPF6</text:p>
          </table:table-cell>
          <table:table-cell office:value-type="string" calcext:value-type="string">
            <text:p>Phyla_MPF6.fna</text:p>
          </table:table-cell>
          <table:table-cell table:formula="of:=VLOOKUP([.B90];[$'Accession Mapping'.$A$2:.$B$129];2;0)" office:value-type="string" office:string-value="GCA_000338795.2" calcext:value-type="string">
            <text:p>GCA_000338795.2</text:p>
          </table:table-cell>
          <table:table-cell table:formula="of:=VLOOKUP([.A90];['Clade Mapping'.$A$1:.$B$43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 0; &quot;&lt;c &quot;;  VLOOKUP([.D90];[$'Clade Colors'.$A$1:.$B$10]; 2; 0); &quot;&gt;&quot;; [.A90]; &quot;&lt;/c&gt;&quot;)" office:value-type="string" office:string-value="&lt;c 0xff1493&gt;Phytophthora lateralis MPF6&lt;/c&gt;" calcext:value-type="string">
            <text:p>&lt;c 0xff1493&gt;Phytophthora lateralis MPF6&lt;/c&gt;</text:p>
          </table:table-cell>
          <table:table-cell/>
        </table:table-row>
        <table:table-row table:style-name="ro1">
          <table:table-cell office:value-type="string" calcext:value-type="string">
            <text:p>Phytophthora lateralis SMST21</text:p>
          </table:table-cell>
          <table:table-cell office:value-type="string" calcext:value-type="string">
            <text:p>Phyla_SMST21.fna</text:p>
          </table:table-cell>
          <table:table-cell table:formula="of:=VLOOKUP([.B91];[$'Accession Mapping'.$A$2:.$B$129];2;0)" office:value-type="string" office:string-value="GCA_000338815.2" calcext:value-type="string">
            <text:p>GCA_000338815.2</text:p>
          </table:table-cell>
          <table:table-cell table:formula="of:=VLOOKUP([.A91];['Clade Mapping'.$A$1:.$B$43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 0; &quot;&lt;c &quot;;  VLOOKUP([.D91];[$'Clade Colors'.$A$1:.$B$10]; 2; 0); &quot;&gt;&quot;; [.A91]; &quot;&lt;/c&gt;&quot;)" office:value-type="string" office:string-value="&lt;c 0xff1493&gt;Phytophthora lateralis SMST21&lt;/c&gt;" calcext:value-type="string">
            <text:p>&lt;c 0xff1493&gt;Phytophthora lateralis SMST21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CC1011.fna</text:p>
          </table:table-cell>
          <table:table-cell table:formula="of:=VLOOKUP([.B92];[$'Accession Mapping'.$A$2:.$B$129];2;0)" office:value-type="string" office:string-value="GCA_001955675.1" calcext:value-type="string">
            <text:p>GCA_001955675.1</text:p>
          </table:table-cell>
          <table:table-cell table:formula="of:=VLOOKUP([.A92];['Clade Mapping'.$A$1:.$B$43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 0; &quot;&lt;c &quot;;  VLOOKUP([.D92];[$'Clade Colors'.$A$1:.$B$10]; 2; 0); &quot;&gt;&quot;; [.A92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CDFA1418886.fna</text:p>
          </table:table-cell>
          <table:table-cell table:formula="of:=VLOOKUP([.B93];[$'Accession Mapping'.$A$2:.$B$129];2;0)" office:value-type="string" office:string-value="GCA_002968915.1" calcext:value-type="string">
            <text:p>GCA_002968915.1</text:p>
          </table:table-cell>
          <table:table-cell table:formula="of:=VLOOKUP([.A93];['Clade Mapping'.$A$1:.$B$43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 0; &quot;&lt;c &quot;;  VLOOKUP([.D93];[$'Clade Colors'.$A$1:.$B$10]; 2; 0); &quot;&gt;&quot;; [.A93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2275.fna</text:p>
          </table:table-cell>
          <table:table-cell table:formula="of:=VLOOKUP([.B94];[$'Accession Mapping'.$A$2:.$B$129];2;0)" office:value-type="string" office:string-value="GCA_000340395.2" calcext:value-type="string">
            <text:p>GCA_000340395.2</text:p>
          </table:table-cell>
          <table:table-cell table:formula="of:=VLOOKUP([.A94];['Clade Mapping'.$A$1:.$B$43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 0; &quot;&lt;c &quot;;  VLOOKUP([.D94];[$'Clade Colors'.$A$1:.$B$10]; 2; 0); &quot;&gt;&quot;; [.A94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1008.fna</text:p>
          </table:table-cell>
          <table:table-cell table:formula="of:=VLOOKUP([.B95];[$'Accession Mapping'.$A$2:.$B$129];2;0)" office:value-type="string" office:string-value="GCA_001933345.1" calcext:value-type="string">
            <text:p>GCA_001933345.1</text:p>
          </table:table-cell>
          <table:table-cell table:formula="of:=VLOOKUP([.A95];['Clade Mapping'.$A$1:.$B$43];2;0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 0; &quot;&lt;c &quot;;  VLOOKUP([.D95];[$'Clade Colors'.$A$1:.$B$10]; 2; 0); &quot;&gt;&quot;; [.A95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1033.fna</text:p>
          </table:table-cell>
          <table:table-cell table:formula="of:=VLOOKUP([.B96];[$'Accession Mapping'.$A$2:.$B$129];2;0)" office:value-type="string" office:string-value="GCA_001933395.1" calcext:value-type="string">
            <text:p>GCA_001933395.1</text:p>
          </table:table-cell>
          <table:table-cell table:formula="of:=VLOOKUP([.A96];['Clade Mapping'.$A$1:.$B$43];2;0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 0; &quot;&lt;c &quot;;  VLOOKUP([.D96];[$'Clade Colors'.$A$1:.$B$10]; 2; 0); &quot;&gt;&quot;; [.A96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1048.fna</text:p>
          </table:table-cell>
          <table:table-cell table:formula="of:=VLOOKUP([.B97];[$'Accession Mapping'.$A$2:.$B$129];2;0)" office:value-type="string" office:string-value="GCA_001933405.1" calcext:value-type="string">
            <text:p>GCA_001933405.1</text:p>
          </table:table-cell>
          <table:table-cell table:formula="of:=VLOOKUP([.A97];['Clade Mapping'.$A$1:.$B$43];2;0)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 0; &quot;&lt;c &quot;;  VLOOKUP([.D97];[$'Clade Colors'.$A$1:.$B$10]; 2; 0); &quot;&gt;&quot;; [.A97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12475.fna</text:p>
          </table:table-cell>
          <table:table-cell table:formula="of:=VLOOKUP([.B98];[$'Accession Mapping'.$A$2:.$B$129];2;0)" office:value-type="string" office:string-value="GCA_001933335.1" calcext:value-type="string">
            <text:p>GCA_001933335.1</text:p>
          </table:table-cell>
          <table:table-cell table:formula="of:=VLOOKUP([.A98];['Clade Mapping'.$A$1:.$B$43];2;0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 0; &quot;&lt;c &quot;;  VLOOKUP([.D98];[$'Clade Colors'.$A$1:.$B$10]; 2; 0); &quot;&gt;&quot;; [.A98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14654.fna</text:p>
          </table:table-cell>
          <table:table-cell table:formula="of:=VLOOKUP([.B99];[$'Accession Mapping'.$A$2:.$B$129];2;0)" office:value-type="string" office:string-value="GCA_001933325.1" calcext:value-type="string">
            <text:p>GCA_001933325.1</text:p>
          </table:table-cell>
          <table:table-cell table:formula="of:=VLOOKUP([.A99];['Clade Mapping'.$A$1:.$B$43];2;0)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 0; &quot;&lt;c &quot;;  VLOOKUP([.D99];[$'Clade Colors'.$A$1:.$B$10]; 2; 0); &quot;&gt;&quot;; [.A99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2168.fna</text:p>
          </table:table-cell>
          <table:table-cell table:formula="of:=VLOOKUP([.B100];[$'Accession Mapping'.$A$2:.$B$129];2;0)" office:value-type="string" office:string-value="GCA_001933415.1" calcext:value-type="string">
            <text:p>GCA_001933415.1</text:p>
          </table:table-cell>
          <table:table-cell table:formula="of:=VLOOKUP([.A100];['Clade Mapping'.$A$1:.$B$43];2;0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 0; &quot;&lt;c &quot;;  VLOOKUP([.D100];[$'Clade Colors'.$A$1:.$B$10]; 2; 0); &quot;&gt;&quot;; [.A100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2176.fna</text:p>
          </table:table-cell>
          <table:table-cell table:formula="of:=VLOOKUP([.B101];[$'Accession Mapping'.$A$2:.$B$129];2;0)" office:value-type="string" office:string-value="GCA_001933455.1" calcext:value-type="string">
            <text:p>GCA_001933455.1</text:p>
          </table:table-cell>
          <table:table-cell table:formula="of:=VLOOKUP([.A101];['Clade Mapping'.$A$1:.$B$43];2;0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 0; &quot;&lt;c &quot;;  VLOOKUP([.D101];[$'Clade Colors'.$A$1:.$B$10]; 2; 0); &quot;&gt;&quot;; [.A101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2184.fna</text:p>
          </table:table-cell>
          <table:table-cell table:formula="of:=VLOOKUP([.B102];[$'Accession Mapping'.$A$2:.$B$129];2;0)" office:value-type="string" office:string-value="GCA_001933315.1" calcext:value-type="string">
            <text:p>GCA_001933315.1</text:p>
          </table:table-cell>
          <table:table-cell table:formula="of:=VLOOKUP([.A102];['Clade Mapping'.$A$1:.$B$43];2;0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 0; &quot;&lt;c &quot;;  VLOOKUP([.D102];[$'Clade Colors'.$A$1:.$B$10]; 2; 0); &quot;&gt;&quot;; [.A102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2186.fna</text:p>
          </table:table-cell>
          <table:table-cell table:formula="of:=VLOOKUP([.B103];[$'Accession Mapping'.$A$2:.$B$129];2;0)" office:value-type="string" office:string-value="GCA_001933465.1" calcext:value-type="string">
            <text:p>GCA_001933465.1</text:p>
          </table:table-cell>
          <table:table-cell table:formula="of:=VLOOKUP([.A103];['Clade Mapping'.$A$1:.$B$43];2;0)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 0; &quot;&lt;c &quot;;  VLOOKUP([.D103];[$'Clade Colors'.$A$1:.$B$10]; 2; 0); &quot;&gt;&quot;; [.A103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1CC2187.fna</text:p>
          </table:table-cell>
          <table:table-cell table:formula="of:=VLOOKUP([.B104];[$'Accession Mapping'.$A$2:.$B$129];2;0)" office:value-type="string" office:string-value="GCA_001933485.1" calcext:value-type="string">
            <text:p>GCA_001933485.1</text:p>
          </table:table-cell>
          <table:table-cell table:formula="of:=VLOOKUP([.A104];['Clade Mapping'.$A$1:.$B$43];2;0)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 0; &quot;&lt;c &quot;;  VLOOKUP([.D104];[$'Clade Colors'.$A$1:.$B$10]; 2; 0); &quot;&gt;&quot;; [.A104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_996_3.fna</text:p>
          </table:table-cell>
          <table:table-cell table:formula="of:=VLOOKUP([.B105];[$'Accession Mapping'.$A$2:.$B$129];2;0)" office:value-type="string" office:string-value="GCA_000336535.2" calcext:value-type="string">
            <text:p>GCA_000336535.2</text:p>
          </table:table-cell>
          <table:table-cell table:formula="of:=VLOOKUP([.A105];['Clade Mapping'.$A$1:.$B$43];2;0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 0; &quot;&lt;c &quot;;  VLOOKUP([.D105];[$'Clade Colors'.$A$1:.$B$10]; 2; 0); &quot;&gt;&quot;; [.A105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_SOD58_12.fna</text:p>
          </table:table-cell>
          <table:table-cell table:formula="of:=VLOOKUP([.B106];[$'Accession Mapping'.$A$2:.$B$129];2;0)" office:value-type="string" office:string-value="GCA_001278135.1" calcext:value-type="string">
            <text:p>GCA_001278135.1</text:p>
          </table:table-cell>
          <table:table-cell table:formula="of:=VLOOKUP([.A106];['Clade Mapping'.$A$1:.$B$43];2;0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 0; &quot;&lt;c &quot;;  VLOOKUP([.D106];[$'Clade Colors'.$A$1:.$B$10]; 2; 0); &quot;&gt;&quot;; [.A106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SOD136_11.fna</text:p>
          </table:table-cell>
          <table:table-cell table:formula="of:=VLOOKUP([.B107];[$'Accession Mapping'.$A$2:.$B$129];2;0)" office:value-type="string" office:string-value="GCA_001278215.1" calcext:value-type="string">
            <text:p>GCA_001278215.1</text:p>
          </table:table-cell>
          <table:table-cell table:formula="of:=VLOOKUP([.A107];['Clade Mapping'.$A$1:.$B$43];2;0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 0; &quot;&lt;c &quot;;  VLOOKUP([.D107];[$'Clade Colors'.$A$1:.$B$10]; 2; 0); &quot;&gt;&quot;; [.A107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SOD158_11.fna</text:p>
          </table:table-cell>
          <table:table-cell table:formula="of:=VLOOKUP([.B108];[$'Accession Mapping'.$A$2:.$B$129];2;0)" office:value-type="string" office:string-value="GCA_001278165.1" calcext:value-type="string">
            <text:p>GCA_001278165.1</text:p>
          </table:table-cell>
          <table:table-cell table:formula="of:=VLOOKUP([.A108];['Clade Mapping'.$A$1:.$B$43];2;0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 0; &quot;&lt;c &quot;;  VLOOKUP([.D108];[$'Clade Colors'.$A$1:.$B$10]; 2; 0); &quot;&gt;&quot;; [.A108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SOD169_11.fna</text:p>
          </table:table-cell>
          <table:table-cell table:formula="of:=VLOOKUP([.B109];[$'Accession Mapping'.$A$2:.$B$129];2;0)" office:value-type="string" office:string-value="GCA_001278235.1" calcext:value-type="string">
            <text:p>GCA_001278235.1</text:p>
          </table:table-cell>
          <table:table-cell table:formula="of:=VLOOKUP([.A109];['Clade Mapping'.$A$1:.$B$43];2;0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 0; &quot;&lt;c &quot;;  VLOOKUP([.D109];[$'Clade Colors'.$A$1:.$B$10]; 2; 0); &quot;&gt;&quot;; [.A109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SOD22_12.fna</text:p>
          </table:table-cell>
          <table:table-cell table:formula="of:=VLOOKUP([.B110];[$'Accession Mapping'.$A$2:.$B$129];2;0)" office:value-type="string" office:string-value="GCA_001278155.1" calcext:value-type="string">
            <text:p>GCA_001278155.1</text:p>
          </table:table-cell>
          <table:table-cell table:formula="of:=VLOOKUP([.A110];['Clade Mapping'.$A$1:.$B$43];2;0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 0; &quot;&lt;c &quot;;  VLOOKUP([.D110];[$'Clade Colors'.$A$1:.$B$10]; 2; 0); &quot;&gt;&quot;; [.A110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SOD69_12.fna</text:p>
          </table:table-cell>
          <table:table-cell table:formula="of:=VLOOKUP([.B111];[$'Accession Mapping'.$A$2:.$B$129];2;0)" office:value-type="string" office:string-value="GCA_001278145.1" calcext:value-type="string">
            <text:p>GCA_001278145.1</text:p>
          </table:table-cell>
          <table:table-cell table:formula="of:=VLOOKUP([.A111];['Clade Mapping'.$A$1:.$B$43];2;0)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 0; &quot;&lt;c &quot;;  VLOOKUP([.D111];[$'Clade Colors'.$A$1:.$B$10]; 2; 0); &quot;&gt;&quot;; [.A111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EU2SODL51.fna</text:p>
          </table:table-cell>
          <table:table-cell table:formula="of:=VLOOKUP([.B112];[$'Accession Mapping'.$A$2:.$B$129];2;0)" office:value-type="string" office:string-value="GCA_001278225.1" calcext:value-type="string">
            <text:p>GCA_001278225.1</text:p>
          </table:table-cell>
          <table:table-cell table:formula="of:=VLOOKUP([.A112];['Clade Mapping'.$A$1:.$B$43];2;0)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 0; &quot;&lt;c &quot;;  VLOOKUP([.D112];[$'Clade Colors'.$A$1:.$B$10]; 2; 0); &quot;&gt;&quot;; [.A112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Pr102.fna</text:p>
          </table:table-cell>
          <table:table-cell table:formula="of:=VLOOKUP([.B113];[$'Accession Mapping'.$A$2:.$B$129];2;0)" office:value-type="string" office:string-value="GCA_000149735.1" calcext:value-type="string">
            <text:p>GCA_000149735.1</text:p>
          </table:table-cell>
          <table:table-cell table:formula="of:=VLOOKUP([.A113];['Clade Mapping'.$A$1:.$B$43];2;0)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 0; &quot;&lt;c &quot;;  VLOOKUP([.D113];[$'Clade Colors'.$A$1:.$B$10]; 2; 0); &quot;&gt;&quot;; [.A113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string" calcext:value-type="string">
            <text:p>Phyra_Pr102-2018.fna</text:p>
          </table:table-cell>
          <table:table-cell table:formula="of:=VLOOKUP([.B114];[$'Accession Mapping'.$A$2:.$B$129];2;0)" office:value-type="string" office:string-value="GCA_003956735.1" calcext:value-type="string">
            <text:p>GCA_003956735.1</text:p>
          </table:table-cell>
          <table:table-cell table:formula="of:=VLOOKUP([.A114];['Clade Mapping'.$A$1:.$B$43];2;0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 0; &quot;&lt;c &quot;;  VLOOKUP([.D114];[$'Clade Colors'.$A$1:.$B$10]; 2; 0); &quot;&gt;&quot;; [.A114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syringae</text:p>
          </table:table-cell>
          <table:table-cell office:value-type="string" calcext:value-type="string">
            <text:p>Physy_BL57G.fna</text:p>
          </table:table-cell>
          <table:table-cell table:formula="of:=VLOOKUP([.B115];[$'Accession Mapping'.$A$2:.$B$129];2;0)" office:value-type="string" office:string-value="GCA_012656105.1" calcext:value-type="string">
            <text:p>GCA_012656105.1</text:p>
          </table:table-cell>
          <table:table-cell table:formula="of:=VLOOKUP([.A115];['Clade Mapping'.$A$1:.$B$43];2;0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 0; &quot;&lt;c &quot;;  VLOOKUP([.D115];[$'Clade Colors'.$A$1:.$B$10]; 2; 0); &quot;&gt;&quot;; [.A115]; &quot;&lt;/c&gt;&quot;)" office:value-type="string" office:string-value="&lt;c 0xff1493&gt;Phytophthora syringae&lt;/c&gt;" calcext:value-type="string">
            <text:p>&lt;c 0xff1493&gt;Phytophthora syringae&lt;/c&gt;</text:p>
          </table:table-cell>
          <table:table-cell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CBS122049.fna</text:p>
          </table:table-cell>
          <table:table-cell table:formula="of:=VLOOKUP([.B116];[$'Accession Mapping'.$A$2:.$B$129];2;0)" office:value-type="string" office:string-value="GCA_000448265.2" calcext:value-type="string">
            <text:p>GCA_000448265.2</text:p>
          </table:table-cell>
          <table:table-cell table:formula="of:=VLOOKUP([.A116];['Clade Mapping'.$A$1:.$B$43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116];[$'Clade Colors'.$A$1:.$B$10]; 2; 0); &quot;&gt;&quot;; [.A116]; &quot;&lt;/c&gt;&quot;)" office:value-type="string" office:string-value="&lt;c 0xbc8f8f&gt;Phytophthora kernoviae&lt;/c&gt;" calcext:value-type="string">
            <text:p>&lt;c 0xbc8f8f&gt;Phytophthora kernoviae&lt;/c&gt;</text:p>
          </table:table-cell>
          <table:table-cell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Chile1.fna</text:p>
          </table:table-cell>
          <table:table-cell table:formula="of:=VLOOKUP([.B117];[$'Accession Mapping'.$A$2:.$B$129];2;0)" office:value-type="string" office:string-value="GCA_001712655.1" calcext:value-type="string">
            <text:p>GCA_001712655.1</text:p>
          </table:table-cell>
          <table:table-cell table:formula="of:=VLOOKUP([.A117];['Clade Mapping'.$A$1:.$B$43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117];[$'Clade Colors'.$A$1:.$B$10]; 2; 0); &quot;&gt;&quot;; [.A117]; &quot;&lt;/c&gt;&quot;)" office:value-type="string" office:string-value="&lt;c 0xbc8f8f&gt;Phytophthora kernoviae&lt;/c&gt;" calcext:value-type="string">
            <text:p>&lt;c 0xbc8f8f&gt;Phytophthora kernoviae&lt;/c&gt;</text:p>
          </table:table-cell>
          <table:table-cell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Chile2.fna</text:p>
          </table:table-cell>
          <table:table-cell table:formula="of:=VLOOKUP([.B118];[$'Accession Mapping'.$A$2:.$B$129];2;0)" office:value-type="string" office:string-value="GCA_001707905.2" calcext:value-type="string">
            <text:p>GCA_001707905.2</text:p>
          </table:table-cell>
          <table:table-cell table:formula="of:=VLOOKUP([.A118];['Clade Mapping'.$A$1:.$B$43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 0; &quot;&lt;c &quot;;  VLOOKUP([.D118];[$'Clade Colors'.$A$1:.$B$10]; 2; 0); &quot;&gt;&quot;; [.A118]; &quot;&lt;/c&gt;&quot;)" office:value-type="string" office:string-value="&lt;c 0xbc8f8f&gt;Phytophthora kernoviae&lt;/c&gt;" calcext:value-type="string">
            <text:p>&lt;c 0xbc8f8f&gt;Phytophthora kernoviae&lt;/c&gt;</text:p>
          </table:table-cell>
          <table:table-cell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Chile4.fna</text:p>
          </table:table-cell>
          <table:table-cell table:formula="of:=VLOOKUP([.B119];[$'Accession Mapping'.$A$2:.$B$129];2;0)" office:value-type="string" office:string-value="GCA_001712715.2" calcext:value-type="string">
            <text:p>GCA_001712715.2</text:p>
          </table:table-cell>
          <table:table-cell table:formula="of:=VLOOKUP([.A119];['Clade Mapping'.$A$1:.$B$43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 0; &quot;&lt;c &quot;;  VLOOKUP([.D119];[$'Clade Colors'.$A$1:.$B$10]; 2; 0); &quot;&gt;&quot;; [.A119]; &quot;&lt;/c&gt;&quot;)" office:value-type="string" office:string-value="&lt;c 0xbc8f8f&gt;Phytophthora kernoviae&lt;/c&gt;" calcext:value-type="string">
            <text:p>&lt;c 0xbc8f8f&gt;Phytophthora kernoviae&lt;/c&gt;</text:p>
          </table:table-cell>
          <table:table-cell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Chile6.fna</text:p>
          </table:table-cell>
          <table:table-cell table:formula="of:=VLOOKUP([.B120];[$'Accession Mapping'.$A$2:.$B$129];2;0)" office:value-type="string" office:string-value="GCA_001712705.2" calcext:value-type="string">
            <text:p>GCA_001712705.2</text:p>
          </table:table-cell>
          <table:table-cell table:formula="of:=VLOOKUP([.A120];['Clade Mapping'.$A$1:.$B$43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 0; &quot;&lt;c &quot;;  VLOOKUP([.D120];[$'Clade Colors'.$A$1:.$B$10]; 2; 0); &quot;&gt;&quot;; [.A120]; &quot;&lt;/c&gt;&quot;)" office:value-type="string" office:string-value="&lt;c 0xbc8f8f&gt;Phytophthora kernoviae&lt;/c&gt;" calcext:value-type="string">
            <text:p>&lt;c 0xbc8f8f&gt;Phytophthora kernoviae&lt;/c&gt;</text:p>
          </table:table-cell>
          <table:table-cell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Chile7.fna</text:p>
          </table:table-cell>
          <table:table-cell table:formula="of:=VLOOKUP([.B121];[$'Accession Mapping'.$A$2:.$B$129];2;0)" office:value-type="string" office:string-value="GCA_001712645.2" calcext:value-type="string">
            <text:p>GCA_001712645.2</text:p>
          </table:table-cell>
          <table:table-cell table:formula="of:=VLOOKUP([.A121];['Clade Mapping'.$A$1:.$B$43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 0; &quot;&lt;c &quot;;  VLOOKUP([.D121];[$'Clade Colors'.$A$1:.$B$10]; 2; 0); &quot;&gt;&quot;; [.A121]; &quot;&lt;/c&gt;&quot;)" office:value-type="string" office:string-value="&lt;c 0xbc8f8f&gt;Phytophthora kernoviae&lt;/c&gt;" calcext:value-type="string">
            <text:p>&lt;c 0xbc8f8f&gt;Phytophthora kernoviae&lt;/c&gt;</text:p>
          </table:table-cell>
          <table:table-cell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NZFS2646.fna</text:p>
          </table:table-cell>
          <table:table-cell table:formula="of:=VLOOKUP([.B122];[$'Accession Mapping'.$A$2:.$B$129];2;0)" office:value-type="string" office:string-value="GCA_000785735.3" calcext:value-type="string">
            <text:p>GCA_000785735.3</text:p>
          </table:table-cell>
          <table:table-cell table:formula="of:=VLOOKUP([.A122];['Clade Mapping'.$A$1:.$B$43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 0; &quot;&lt;c &quot;;  VLOOKUP([.D122];[$'Clade Colors'.$A$1:.$B$10]; 2; 0); &quot;&gt;&quot;; [.A122]; &quot;&lt;/c&gt;&quot;)" office:value-type="string" office:string-value="&lt;c 0xbc8f8f&gt;Phytophthora kernoviae&lt;/c&gt;" calcext:value-type="string">
            <text:p>&lt;c 0xbc8f8f&gt;Phytophthora kernoviae&lt;/c&gt;</text:p>
          </table:table-cell>
          <table:table-cell/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string" calcext:value-type="string">
            <text:p>Phyke_NZFS3630.fna</text:p>
          </table:table-cell>
          <table:table-cell table:formula="of:=VLOOKUP([.B123];[$'Accession Mapping'.$A$2:.$B$129];2;0)" office:value-type="string" office:string-value="GCA_000785725.3" calcext:value-type="string">
            <text:p>GCA_000785725.3</text:p>
          </table:table-cell>
          <table:table-cell table:formula="of:=VLOOKUP([.A123];['Clade Mapping'.$A$1:.$B$43];2;0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 0; &quot;&lt;c &quot;;  VLOOKUP([.D123];[$'Clade Colors'.$A$1:.$B$10]; 2; 0); &quot;&gt;&quot;; [.A123]; &quot;&lt;/c&gt;&quot;)" office:value-type="string" office:string-value="&lt;c 0xbc8f8f&gt;Phytophthora kernoviae&lt;/c&gt;" calcext:value-type="string">
            <text:p>&lt;c 0xbc8f8f&gt;Phytophthora kernoviae&lt;/c&gt;</text:p>
          </table:table-cell>
          <table:table-cell/>
        </table:table-row>
        <table:table-row table:style-name="ro1">
          <table:table-cell office:value-type="string" calcext:value-type="string">
            <text:p>Phytophthora kernoviae 00238/432</text:p>
          </table:table-cell>
          <table:table-cell office:value-type="string" calcext:value-type="string">
            <text:p>Phyke_00238_432.fna</text:p>
          </table:table-cell>
          <table:table-cell table:formula="of:=VLOOKUP([.B124];[$'Accession Mapping'.$A$2:.$B$129];2;0)" office:value-type="string" office:string-value="GCA_000333075.3" calcext:value-type="string">
            <text:p>GCA_000333075.3</text:p>
          </table:table-cell>
          <table:table-cell table:formula="of:=VLOOKUP([.A124];['Clade Mapping'.$A$1:.$B$43];2;0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 0; &quot;&lt;c &quot;;  VLOOKUP([.D124];[$'Clade Colors'.$A$1:.$B$10]; 2; 0); &quot;&gt;&quot;; [.A124]; &quot;&lt;/c&gt;&quot;)" office:value-type="string" office:string-value="&lt;c 0xbc8f8f&gt;Phytophthora kernoviae 00238/432&lt;/c&gt;" calcext:value-type="string">
            <text:p>&lt;c 0xbc8f8f&gt;Phytophthora kernoviae 00238/432&lt;/c&gt;</text:p>
          </table:table-cell>
          <table:table-cell/>
        </table:table-row>
        <table:table-row table:style-name="ro1">
          <table:table-cell office:value-type="string" calcext:value-type="string">
            <text:p>Phytophthora kernoviae 00629/1</text:p>
          </table:table-cell>
          <table:table-cell office:value-type="string" calcext:value-type="string">
            <text:p>Phyke_00629_1.fna</text:p>
          </table:table-cell>
          <table:table-cell table:formula="of:=VLOOKUP([.B125];[$'Accession Mapping'.$A$2:.$B$129];2;0)" office:value-type="string" office:string-value="GCA_000333095.2" calcext:value-type="string">
            <text:p>GCA_000333095.2</text:p>
          </table:table-cell>
          <table:table-cell table:formula="of:=VLOOKUP([.A125];['Clade Mapping'.$A$1:.$B$43];2;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 0; &quot;&lt;c &quot;;  VLOOKUP([.D125];[$'Clade Colors'.$A$1:.$B$10]; 2; 0); &quot;&gt;&quot;; [.A125]; &quot;&lt;/c&gt;&quot;)" office:value-type="string" office:string-value="&lt;c 0xbc8f8f&gt;Phytophthora kernoviae 00629/1&lt;/c&gt;" calcext:value-type="string">
            <text:p>&lt;c 0xbc8f8f&gt;Phytophthora kernoviae 00629/1&lt;/c&gt;</text:p>
          </table:table-cell>
          <table:table-cell/>
        </table:table-row>
        <table:table-row table:style-name="ro1">
          <table:table-cell office:value-type="string" calcext:value-type="string">
            <text:p>Phytophthora kernoviae 00844/4</text:p>
          </table:table-cell>
          <table:table-cell office:value-type="string" calcext:value-type="string">
            <text:p>Phyke_00844_4.fna</text:p>
          </table:table-cell>
          <table:table-cell table:formula="of:=VLOOKUP([.B126];[$'Accession Mapping'.$A$2:.$B$129];2;0)" office:value-type="string" office:string-value="GCA_000333115.2" calcext:value-type="string">
            <text:p>GCA_000333115.2</text:p>
          </table:table-cell>
          <table:table-cell table:formula="of:=VLOOKUP([.A126];['Clade Mapping'.$A$1:.$B$43];2;0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 0; &quot;&lt;c &quot;;  VLOOKUP([.D126];[$'Clade Colors'.$A$1:.$B$10]; 2; 0); &quot;&gt;&quot;; [.A126]; &quot;&lt;/c&gt;&quot;)" office:value-type="string" office:string-value="&lt;c 0xbc8f8f&gt;Phytophthora kernoviae 00844/4&lt;/c&gt;" calcext:value-type="string">
            <text:p>&lt;c 0xbc8f8f&gt;Phytophthora kernoviae 00844/4&lt;/c&gt;</text:p>
          </table:table-cell>
          <table:table-cell/>
        </table:table-row>
        <table:table-row table:style-name="ro1">
          <table:table-cell office:value-type="string" calcext:value-type="string">
            <text:p>Phytophthora boehmeriae</text:p>
          </table:table-cell>
          <table:table-cell office:value-type="string" calcext:value-type="string">
            <text:p>Phybo_SCRP23.fna</text:p>
          </table:table-cell>
          <table:table-cell table:formula="of:=VLOOKUP([.B127];[$'Accession Mapping'.$A$2:.$B$129];2;0)" office:value-type="string" office:string-value="GCA_019155685.1" calcext:value-type="string">
            <text:p>GCA_019155685.1</text:p>
          </table:table-cell>
          <table:table-cell table:formula="of:=VLOOKUP([.A127];['Clade Mapping'.$A$1:.$B$43];2;0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 0; &quot;&lt;c &quot;;  VLOOKUP([.D127];[$'Clade Colors'.$A$1:.$B$10]; 2; 0); &quot;&gt;&quot;; [.A127]; &quot;&lt;/c&gt;&quot;)" office:value-type="string" office:string-value="&lt;c 0xbc8f8f&gt;Phytophthora boehmeriae&lt;/c&gt;" calcext:value-type="string">
            <text:p>&lt;c 0xbc8f8f&gt;Phytophthora boehmeriae&lt;/c&gt;</text:p>
          </table:table-cell>
          <table:table-cell/>
        </table:table-row>
        <table:table-row table:style-name="ro1">
          <table:table-cell office:value-type="string" calcext:value-type="string">
            <text:p>Phytophthora taxon totara</text:p>
          </table:table-cell>
          <table:table-cell office:value-type="string" calcext:value-type="string">
            <text:p>Phyta_toNZFS3642.fna</text:p>
          </table:table-cell>
          <table:table-cell table:formula="of:=VLOOKUP([.B128];[$'Accession Mapping'.$A$2:.$B$129];2;0)" office:value-type="string" office:string-value="GCA_001314375.1" calcext:value-type="string">
            <text:p>GCA_001314375.1</text:p>
          </table:table-cell>
          <table:table-cell table:formula="of:=VLOOKUP([.A128];['Clade Mapping'.$A$1:.$B$43];2;0)" office:value-type="string" office:string-value="A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128];[$'Clade Colors'.$A$1:.$B$10]; 2; 0); &quot;&gt;&quot;; [.A128]; &quot;&lt;/c&gt;&quot;)" office:value-type="string" office:string-value="&lt;c 0x000000&gt;Phytophthora taxon totara&lt;/c&gt;" calcext:value-type="string">
            <text:p>&lt;c 0x000000&gt;Phytophthora taxon totara&lt;/c&gt;</text:p>
          </table:table-cell>
          <table:table-cell/>
        </table:table-row>
        <table:table-row table:style-name="ro1">
          <table:table-cell office:value-type="string" calcext:value-type="string">
            <text:p>Phytophthora taxon totara</text:p>
          </table:table-cell>
          <table:table-cell office:value-type="string" calcext:value-type="string">
            <text:p>Phyta_toNZFS3727.fna</text:p>
          </table:table-cell>
          <table:table-cell table:formula="of:=VLOOKUP([.B129];[$'Accession Mapping'.$A$2:.$B$129];2;0)" office:value-type="string" office:string-value="GCA_001314925.1" calcext:value-type="string">
            <text:p>GCA_001314925.1</text:p>
          </table:table-cell>
          <table:table-cell table:formula="of:=VLOOKUP([.A129];['Clade Mapping'.$A$1:.$B$43];2;0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129];[$'Clade Colors'.$A$1:.$B$10]; 2; 0); &quot;&gt;&quot;; [.A129]; &quot;&lt;/c&gt;&quot;)" office:value-type="string" office:string-value="&lt;c 0x000000&gt;Phytophthora taxon totara&lt;/c&gt;" calcext:value-type="string">
            <text:p>&lt;c 0x000000&gt;Phytophthora taxon totara&lt;/c&gt;</text:p>
          </table:table-cell>
          <table:table-cell/>
        </table:table-row>
      </table:table>
      <table:table table:name="Clade Colors" table:style-name="ta1">
        <table:table-column table:style-name="co8" table:default-cell-style-name="ce1"/>
        <table:table-column table:style-name="co9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191970</text:p>
          </table:table-cell>
          <table:table-cell table:formula="of:=HEX2DEC(MID([.B1]; 3; 2))" office:value-type="float" office:value="25" calcext:value-type="float">
            <text:p>25</text:p>
          </table:table-cell>
          <table:table-cell table:formula="of:=HEX2DEC(MID([.B1]; 5; 2))" office:value-type="float" office:value="25" calcext:value-type="float">
            <text:p>25</text:p>
          </table:table-cell>
          <table:table-cell table:formula="of:=HEX2DEC(MID([.B1]; 7; 2))" office:value-type="float" office:value="112" calcext:value-type="float">
            <text:p>112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0x006400</text:p>
          </table:table-cell>
          <table:table-cell table:formula="of:=HEX2DEC(MID([.B2]; 3; 2))" office:value-type="float" office:value="0" calcext:value-type="float">
            <text:p>0</text:p>
          </table:table-cell>
          <table:table-cell table:formula="of:=HEX2DEC(MID([.B2]; 5; 2))" office:value-type="float" office:value="100" calcext:value-type="float">
            <text:p>100</text:p>
          </table:table-cell>
          <table:table-cell table:formula="of:=HEX2DEC(MID([.B2]; 7; 2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0xff0000</text:p>
          </table:table-cell>
          <table:table-cell table:formula="of:=HEX2DEC(MID([.B3]; 3; 2))" office:value-type="float" office:value="255" calcext:value-type="float">
            <text:p>255</text:p>
          </table:table-cell>
          <table:table-cell table:formula="of:=HEX2DEC(MID([.B3]; 5; 2))" office:value-type="float" office:value="0" calcext:value-type="float">
            <text:p>0</text:p>
          </table:table-cell>
          <table:table-cell table:formula="of:=HEX2DEC(MID([.B3]; 7; 2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0xffd700</text:p>
          </table:table-cell>
          <table:table-cell table:formula="of:=HEX2DEC(MID([.B4]; 3; 2))" office:value-type="float" office:value="255" calcext:value-type="float">
            <text:p>255</text:p>
          </table:table-cell>
          <table:table-cell table:formula="of:=HEX2DEC(MID([.B4]; 5; 2))" office:value-type="float" office:value="215" calcext:value-type="float">
            <text:p>215</text:p>
          </table:table-cell>
          <table:table-cell table:formula="of:=HEX2DEC(MID([.B4]; 7; 2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0x00ff00</text:p>
          </table:table-cell>
          <table:table-cell table:formula="of:=HEX2DEC(MID([.B5]; 3; 2))" office:value-type="float" office:value="0" calcext:value-type="float">
            <text:p>0</text:p>
          </table:table-cell>
          <table:table-cell table:formula="of:=HEX2DEC(MID([.B5]; 5; 2))" office:value-type="float" office:value="255" calcext:value-type="float">
            <text:p>255</text:p>
          </table:table-cell>
          <table:table-cell table:formula="of:=HEX2DEC(MID([.B5]; 7; 2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0x00bfff</text:p>
          </table:table-cell>
          <table:table-cell table:formula="of:=HEX2DEC(MID([.B6]; 3; 2))" office:value-type="float" office:value="0" calcext:value-type="float">
            <text:p>0</text:p>
          </table:table-cell>
          <table:table-cell table:formula="of:=HEX2DEC(MID([.B6]; 5; 2))" office:value-type="float" office:value="191" calcext:value-type="float">
            <text:p>191</text:p>
          </table:table-cell>
          <table:table-cell table:formula="of:=HEX2DEC(MID([.B6]; 7; 2))"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0x0000ff</text:p>
          </table:table-cell>
          <table:table-cell table:formula="of:=HEX2DEC(MID([.B7]; 3; 2))" office:value-type="float" office:value="0" calcext:value-type="float">
            <text:p>0</text:p>
          </table:table-cell>
          <table:table-cell table:formula="of:=HEX2DEC(MID([.B7]; 5; 2))" office:value-type="float" office:value="0" calcext:value-type="float">
            <text:p>0</text:p>
          </table:table-cell>
          <table:table-cell table:formula="of:=HEX2DEC(MID([.B7]; 7; 2))"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0xff1493</text:p>
          </table:table-cell>
          <table:table-cell table:formula="of:=HEX2DEC(MID([.B8]; 3; 2))" office:value-type="float" office:value="255" calcext:value-type="float">
            <text:p>255</text:p>
          </table:table-cell>
          <table:table-cell table:formula="of:=HEX2DEC(MID([.B8]; 5; 2))" office:value-type="float" office:value="20" calcext:value-type="float">
            <text:p>20</text:p>
          </table:table-cell>
          <table:table-cell table:formula="of:=HEX2DEC(MID([.B8]; 7; 2))" office:value-type="float" office:value="147" calcext:value-type="float">
            <text:p>147</text:p>
          </table:table-cell>
          <table:table-cell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0xbc8f8f</text:p>
          </table:table-cell>
          <table:table-cell table:formula="of:=HEX2DEC(MID([.B9]; 3; 2))" office:value-type="float" office:value="188" calcext:value-type="float">
            <text:p>188</text:p>
          </table:table-cell>
          <table:table-cell table:formula="of:=HEX2DEC(MID([.B9]; 5; 2))" office:value-type="float" office:value="143" calcext:value-type="float">
            <text:p>143</text:p>
          </table:table-cell>
          <table:table-cell table:formula="of:=HEX2DEC(MID([.B9]; 7; 2))" office:value-type="float" office:value="143" calcext:value-type="float">
            <text:p>143</text:p>
          </table:table-cell>
          <table:table-cell/>
        </table:table-row>
        <table:table-row table:style-name="ro1">
          <table:table-cell table:style-name="Default" office:value-type="string" calcext:value-type="string">
            <text:p>A</text:p>
          </table:table-cell>
          <table:table-cell office:value-type="string" calcext:value-type="string">
            <text:p>0x000000</text:p>
          </table:table-cell>
          <table:table-cell table:formula="of:=HEX2DEC(MID([.B10]; 3; 2))" office:value-type="float" office:value="0" calcext:value-type="float">
            <text:p>0</text:p>
          </table:table-cell>
          <table:table-cell table:formula="of:=HEX2DEC(MID([.B10]; 5; 2))" office:value-type="float" office:value="0" calcext:value-type="float">
            <text:p>0</text:p>
          </table:table-cell>
          <table:table-cell table:formula="of:=HEX2DEC(MID([.B10]; 7; 2))" office:value-type="float" office:value="0" calcext:value-type="float">
            <text:p>0</text:p>
          </table:table-cell>
          <table:table-cell/>
        </table:table-row>
      </table:table>
      <table:table table:name="Clade Mapping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hytophthora agathidicid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ytophthora aleato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cambivor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tophthora chlamydospor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ytophthora cinnamom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colocasia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tophthora cryptoge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gonapodyid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ytophthora idae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infest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infestans T30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ytophthora kernoviae 00238/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ytophthora kernoviae 00629/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ytophthora kernoviae 00844/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ytophthora laterali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lateralis MPF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lateralis MPF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lateralis SMST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litch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tophthora megakary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tophthora multivo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tophthora nicotian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palmivor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tophthora palmivora var. palmivor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tophthora parasit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parasitica INRA-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pinifo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ytophthora pis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plurivo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tophthora pluvial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tophthora pseudosyringa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rub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soja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syringa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taxon tota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hytophthora x aln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 boehmeria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ytophthora pseudosyringa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ccession Colors" table:style-name="ta1"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/>
          <table:table-cell table:style-name="ce10" table:formula="of:=VLOOKUP(VLOOKUP([.A1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2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3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4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5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6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7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8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9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0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1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2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3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4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5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6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7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8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9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20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21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22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23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24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25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26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27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28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29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30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31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32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33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34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35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36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37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38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39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40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41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42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43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44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45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46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47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48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49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50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51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52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53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54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55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56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57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58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59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60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61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62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63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64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65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66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67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68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69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70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71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72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73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74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75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76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77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78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79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80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81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82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83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84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85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86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87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88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89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90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91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92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93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94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95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96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97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98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99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00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01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02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03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04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05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06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07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08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09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10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11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12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13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14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15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16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17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18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19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20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21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22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23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24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25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26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27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  <table:table-row table:style-name="ro1">
          <table:table-cell/>
          <table:table-cell table:formula="of:=VLOOKUP(VLOOKUP([.A128];[$'Sample 2 Clade'.$C$2:.$D$129]; 2; 0); [$'Clade Colors'.$A$1:.$B$10]; 2; 0)" office:value-type="string" office:string-value="" calcext:value-type="error">
            <text:p>#N/A</text:p>
          </table:table-cell>
          <table:table-cell/>
        </table:table-row>
      </table:table>
      <table:table table:name="Accession Mapping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Assembly Accession</text:p>
          </table:table-cell>
        </table:table-row>
        <table:table-row table:style-name="ro1">
          <table:table-cell office:value-type="string" calcext:value-type="string">
            <text:p>Phyag_NZFS3770.fna</text:p>
          </table:table-cell>
          <table:table-cell office:value-type="string" calcext:value-type="string">
            <text:p>GCA_001314445.1</text:p>
          </table:table-cell>
        </table:table-row>
        <table:table-row table:style-name="ro1">
          <table:table-cell office:value-type="string" calcext:value-type="string">
            <text:p>Phyag_NZFS3772.fna</text:p>
          </table:table-cell>
          <table:table-cell office:value-type="string" calcext:value-type="string">
            <text:p>GCA_001314435.1</text:p>
          </table:table-cell>
        </table:table-row>
        <table:table-row table:style-name="ro1">
          <table:table-cell office:value-type="string" calcext:value-type="string">
            <text:p>Phyal_NZFS4037.fna</text:p>
          </table:table-cell>
          <table:table-cell office:value-type="string" calcext:value-type="string">
            <text:p>GCA_018873745.1</text:p>
          </table:table-cell>
        </table:table-row>
        <table:table-row table:style-name="ro1">
          <table:table-cell office:value-type="string" calcext:value-type="string">
            <text:p>Phyca_10300.fna</text:p>
          </table:table-cell>
          <table:table-cell office:value-type="string" calcext:value-type="string">
            <text:p>GCA_003287315.1</text:p>
          </table:table-cell>
        </table:table-row>
        <table:table-row table:style-name="ro1">
          <table:table-cell office:value-type="string" calcext:value-type="string">
            <text:p>Phyca_11-40.fna</text:p>
          </table:table-cell>
          <table:table-cell office:value-type="string" calcext:value-type="string">
            <text:p>GCA_016865075.1</text:p>
          </table:table-cell>
        </table:table-row>
        <table:table-row table:style-name="ro1">
          <table:table-cell office:value-type="string" calcext:value-type="string">
            <text:p>Phyca_12-420.fna</text:p>
          </table:table-cell>
          <table:table-cell office:value-type="string" calcext:value-type="string">
            <text:p>GCA_016864635.1</text:p>
          </table:table-cell>
        </table:table-row>
        <table:table-row table:style-name="ro1">
          <table:table-cell office:value-type="string" calcext:value-type="string">
            <text:p>Phyca_15-13.fna</text:p>
          </table:table-cell>
          <table:table-cell office:value-type="string" calcext:value-type="string">
            <text:p>GCA_016864665.1</text:p>
          </table:table-cell>
        </table:table-row>
        <table:table-row table:style-name="ro1">
          <table:table-cell office:value-type="string" calcext:value-type="string">
            <text:p>Phyca_15-7.fna</text:p>
          </table:table-cell>
          <table:table-cell office:value-type="string" calcext:value-type="string">
            <text:p>GCA_016864695.1</text:p>
          </table:table-cell>
        </table:table-row>
        <table:table-row table:style-name="ro1">
          <table:table-cell office:value-type="string" calcext:value-type="string">
            <text:p>Phyca_17-21.fna</text:p>
          </table:table-cell>
          <table:table-cell office:value-type="string" calcext:value-type="string">
            <text:p>GCA_016865085.1</text:p>
          </table:table-cell>
        </table:table-row>
        <table:table-row table:style-name="ro1">
          <table:table-cell office:value-type="string" calcext:value-type="string">
            <text:p>Phyca_2003-3.fna</text:p>
          </table:table-cell>
          <table:table-cell office:value-type="string" calcext:value-type="string">
            <text:p>GCA_016864755.1</text:p>
          </table:table-cell>
        </table:table-row>
        <table:table-row table:style-name="ro1">
          <table:table-cell office:value-type="string" calcext:value-type="string">
            <text:p>Phyca_4032.fna</text:p>
          </table:table-cell>
          <table:table-cell office:value-type="string" calcext:value-type="string">
            <text:p>GCA_016864735.1</text:p>
          </table:table-cell>
        </table:table-row>
        <table:table-row table:style-name="ro1">
          <table:table-cell office:value-type="string" calcext:value-type="string">
            <text:p>Phyca_4040.fna</text:p>
          </table:table-cell>
          <table:table-cell office:value-type="string" calcext:value-type="string">
            <text:p>GCA_016864715.1</text:p>
          </table:table-cell>
        </table:table-row>
        <table:table-row table:style-name="ro1">
          <table:table-cell office:value-type="string" calcext:value-type="string">
            <text:p>Phyca_62471.fna</text:p>
          </table:table-cell>
          <table:table-cell office:value-type="string" calcext:value-type="string">
            <text:p>GCA_016864795.1</text:p>
          </table:table-cell>
        </table:table-row>
        <table:table-row table:style-name="ro1">
          <table:table-cell office:value-type="string" calcext:value-type="string">
            <text:p>Phyca_NZFS3830.fna</text:p>
          </table:table-cell>
          <table:table-cell office:value-type="string" calcext:value-type="string">
            <text:p>GCA_018873755.1</text:p>
          </table:table-cell>
        </table:table-row>
        <table:table-row table:style-name="ro1">
          <table:table-cell office:value-type="string" calcext:value-type="string">
            <text:p>Phyca_P295.fna</text:p>
          </table:table-cell>
          <table:table-cell office:value-type="string" calcext:value-type="string">
            <text:p>GCA_016864775.1</text:p>
          </table:table-cell>
        </table:table-row>
        <table:table-row table:style-name="ro1">
          <table:table-cell office:value-type="string" calcext:value-type="string">
            <text:p>Phyca_P404.fna</text:p>
          </table:table-cell>
          <table:table-cell office:value-type="string" calcext:value-type="string">
            <text:p>GCA_017309695.1</text:p>
          </table:table-cell>
        </table:table-row>
        <table:table-row table:style-name="ro1">
          <table:table-cell office:value-type="string" calcext:value-type="string">
            <text:p>Phyca_P415.fna</text:p>
          </table:table-cell>
          <table:table-cell office:value-type="string" calcext:value-type="string">
            <text:p>GCA_016864815.1</text:p>
          </table:table-cell>
        </table:table-row>
        <table:table-row table:style-name="ro1">
          <table:table-cell office:value-type="string" calcext:value-type="string">
            <text:p>Phyca_P416.fna</text:p>
          </table:table-cell>
          <table:table-cell office:value-type="string" calcext:value-type="string">
            <text:p>GCA_016864835.1</text:p>
          </table:table-cell>
        </table:table-row>
        <table:table-row table:style-name="ro1">
          <table:table-cell office:value-type="string" calcext:value-type="string">
            <text:p>Phyca_P421.fna</text:p>
          </table:table-cell>
          <table:table-cell office:value-type="string" calcext:value-type="string">
            <text:p>GCA_016865055.1</text:p>
          </table:table-cell>
        </table:table-row>
        <table:table-row table:style-name="ro1">
          <table:table-cell office:value-type="string" calcext:value-type="string">
            <text:p>Phyca_PC13-15.fna</text:p>
          </table:table-cell>
          <table:table-cell office:value-type="string" calcext:value-type="string">
            <text:p>GCA_016864855.1</text:p>
          </table:table-cell>
        </table:table-row>
        <table:table-row table:style-name="ro1">
          <table:table-cell office:value-type="string" calcext:value-type="string">
            <text:p>Phyca_R36-14.fna</text:p>
          </table:table-cell>
          <table:table-cell office:value-type="string" calcext:value-type="string">
            <text:p>GCA_016906365.1</text:p>
          </table:table-cell>
        </table:table-row>
        <table:table-row table:style-name="ro1">
          <table:table-cell office:value-type="string" calcext:value-type="string">
            <text:p>Phyca_CBS114087.fna</text:p>
          </table:table-cell>
          <table:table-cell office:value-type="string" calcext:value-type="string">
            <text:p>GCA_000443045.1</text:p>
          </table:table-cell>
        </table:table-row>
        <table:table-row table:style-name="ro1">
          <table:table-cell office:value-type="string" calcext:value-type="string">
            <text:p>Phyca_CPV-219.fna</text:p>
          </table:table-cell>
          <table:table-cell office:value-type="string" calcext:value-type="string">
            <text:p>GCA_004138045.1</text:p>
          </table:table-cell>
        </table:table-row>
        <table:table-row table:style-name="ro1">
          <table:table-cell office:value-type="string" calcext:value-type="string">
            <text:p>Phyca_CPV-262.fna</text:p>
          </table:table-cell>
          <table:table-cell office:value-type="string" calcext:value-type="string">
            <text:p>GCA_004137965.1</text:p>
          </table:table-cell>
        </table:table-row>
        <table:table-row table:style-name="ro1">
          <table:table-cell office:value-type="string" calcext:value-type="string">
            <text:p>Phyca_CPV-267.fna</text:p>
          </table:table-cell>
          <table:table-cell office:value-type="string" calcext:value-type="string">
            <text:p>GCA_004137975.1</text:p>
          </table:table-cell>
        </table:table-row>
        <table:table-row table:style-name="ro1">
          <table:table-cell office:value-type="string" calcext:value-type="string">
            <text:p>Phyca_CPV-270.fna</text:p>
          </table:table-cell>
          <table:table-cell office:value-type="string" calcext:value-type="string">
            <text:p>GCA_004137955.1</text:p>
          </table:table-cell>
        </table:table-row>
        <table:table-row table:style-name="ro1">
          <table:table-cell office:value-type="string" calcext:value-type="string">
            <text:p>Phyca_CPV-277.fna</text:p>
          </table:table-cell>
          <table:table-cell office:value-type="string" calcext:value-type="string">
            <text:p>GCA_004137865.1</text:p>
          </table:table-cell>
        </table:table-row>
        <table:table-row table:style-name="ro1">
          <table:table-cell office:value-type="string" calcext:value-type="string">
            <text:p>Phyca_CPV-302.fna</text:p>
          </table:table-cell>
          <table:table-cell office:value-type="string" calcext:value-type="string">
            <text:p>GCA_004137885.1</text:p>
          </table:table-cell>
        </table:table-row>
        <table:table-row table:style-name="ro1">
          <table:table-cell office:value-type="string" calcext:value-type="string">
            <text:p>Phyca_JHAI1-7.fna</text:p>
          </table:table-cell>
          <table:table-cell office:value-type="string" calcext:value-type="string">
            <text:p>GCA_018292885.1</text:p>
          </table:table-cell>
        </table:table-row>
        <table:table-row table:style-name="ro1">
          <table:table-cell office:value-type="string" calcext:value-type="string">
            <text:p>Phyca_KPC-7.fna</text:p>
          </table:table-cell>
          <table:table-cell office:value-type="string" calcext:value-type="string">
            <text:p>GCA_018292905.1</text:p>
          </table:table-cell>
        </table:table-row>
        <table:table-row table:style-name="ro1">
          <table:table-cell office:value-type="string" calcext:value-type="string">
            <text:p>Phyca_LT1534-B.fna</text:p>
          </table:table-cell>
          <table:table-cell office:value-type="string" calcext:value-type="string">
            <text:p>GCA_016618375.1</text:p>
          </table:table-cell>
        </table:table-row>
        <table:table-row table:style-name="ro1">
          <table:table-cell office:value-type="string" calcext:value-type="string">
            <text:p>Phyca_MY-1.fna</text:p>
          </table:table-cell>
          <table:table-cell office:value-type="string" calcext:value-type="string">
            <text:p>GCA_018292895.1</text:p>
          </table:table-cell>
        </table:table-row>
        <table:table-row table:style-name="ro1">
          <table:table-cell office:value-type="string" calcext:value-type="string">
            <text:p>Phych_P17-99.fna</text:p>
          </table:table-cell>
          <table:table-cell office:value-type="string" calcext:value-type="string">
            <text:p>GCA_012295415.1</text:p>
          </table:table-cell>
        </table:table-row>
        <table:table-row table:style-name="ro1">
          <table:table-cell office:value-type="string" calcext:value-type="string">
            <text:p>Phyci_DU054.fna</text:p>
          </table:table-cell>
          <table:table-cell office:value-type="string" calcext:value-type="string">
            <text:p>GCA_002734105.1</text:p>
          </table:table-cell>
        </table:table-row>
        <table:table-row table:style-name="ro1">
          <table:table-cell office:value-type="string" calcext:value-type="string">
            <text:p>Phyci_GKB4.fna</text:p>
          </table:table-cell>
          <table:table-cell office:value-type="string" calcext:value-type="string">
            <text:p>GCA_018691715.1</text:p>
          </table:table-cell>
        </table:table-row>
        <table:table-row table:style-name="ro1">
          <table:table-cell office:value-type="string" calcext:value-type="string">
            <text:p>Phyci_MP94-48.fna</text:p>
          </table:table-cell>
          <table:table-cell office:value-type="string" calcext:value-type="string">
            <text:p>GCA_001314365.1</text:p>
          </table:table-cell>
        </table:table-row>
        <table:table-row table:style-name="ro1">
          <table:table-cell office:value-type="string" calcext:value-type="string">
            <text:p>Phyci_NZFS3750.fna</text:p>
          </table:table-cell>
          <table:table-cell office:value-type="string" calcext:value-type="string">
            <text:p>GCA_001314505.1</text:p>
          </table:table-cell>
        </table:table-row>
        <table:table-row table:style-name="ro1">
          <table:table-cell office:value-type="string" calcext:value-type="string">
            <text:p>Phyci_WA94.26.fna</text:p>
          </table:table-cell>
          <table:table-cell office:value-type="string" calcext:value-type="string">
            <text:p>GCA_002734125.1</text:p>
          </table:table-cell>
        </table:table-row>
        <table:table-row table:style-name="ro1">
          <table:table-cell office:value-type="string" calcext:value-type="string">
            <text:p>Phyco_7290.fna</text:p>
          </table:table-cell>
          <table:table-cell office:value-type="string" calcext:value-type="string">
            <text:p>GCA_002288995.1</text:p>
          </table:table-cell>
        </table:table-row>
        <table:table-row table:style-name="ro1">
          <table:table-cell office:value-type="string" calcext:value-type="string">
            <text:p>Phycr_CBS418.71.fna</text:p>
          </table:table-cell>
          <table:table-cell office:value-type="string" calcext:value-type="string">
            <text:p>GCA_000468175.2</text:p>
          </table:table-cell>
        </table:table-row>
        <table:table-row table:style-name="ro1">
          <table:table-cell office:value-type="string" calcext:value-type="string">
            <text:p>Phyfr_A4.fna</text:p>
          </table:table-cell>
          <table:table-cell office:value-type="string" calcext:value-type="string">
            <text:p>GCA_009733105.1</text:p>
          </table:table-cell>
        </table:table-row>
        <table:table-row table:style-name="ro1">
          <table:table-cell office:value-type="string" calcext:value-type="string">
            <text:p>Phyfr_BC-1.fna</text:p>
          </table:table-cell>
          <table:table-cell office:value-type="string" calcext:value-type="string">
            <text:p>GCA_009733085.1</text:p>
          </table:table-cell>
        </table:table-row>
        <table:table-row table:style-name="ro1">
          <table:table-cell office:value-type="string" calcext:value-type="string">
            <text:p>Phyfr_BC-23.fna</text:p>
          </table:table-cell>
          <table:table-cell office:value-type="string" calcext:value-type="string">
            <text:p>GCA_009733045.1</text:p>
          </table:table-cell>
        </table:table-row>
        <table:table-row table:style-name="ro1">
          <table:table-cell office:value-type="string" calcext:value-type="string">
            <text:p>Phyfr_CBS209.46.fna</text:p>
          </table:table-cell>
          <table:table-cell office:value-type="string" calcext:value-type="string">
            <text:p>GCA_002025845.1</text:p>
          </table:table-cell>
        </table:table-row>
        <table:table-row table:style-name="ro1">
          <table:table-cell office:value-type="string" calcext:value-type="string">
            <text:p>Phyfr_CBS309.62.fna</text:p>
          </table:table-cell>
          <table:table-cell office:value-type="string" calcext:value-type="string">
            <text:p>GCA_000686205.4</text:p>
          </table:table-cell>
        </table:table-row>
        <table:table-row table:style-name="ro1">
          <table:table-cell office:value-type="string" calcext:value-type="string">
            <text:p>Phyfr_NOV-27.fna</text:p>
          </table:table-cell>
          <table:table-cell office:value-type="string" calcext:value-type="string">
            <text:p>GCA_009732985.1</text:p>
          </table:table-cell>
        </table:table-row>
        <table:table-row table:style-name="ro1">
          <table:table-cell office:value-type="string" calcext:value-type="string">
            <text:p>Phyfr_NOV-5.fna</text:p>
          </table:table-cell>
          <table:table-cell office:value-type="string" calcext:value-type="string">
            <text:p>GCA_009733025.1</text:p>
          </table:table-cell>
        </table:table-row>
        <table:table-row table:style-name="ro1">
          <table:table-cell office:value-type="string" calcext:value-type="string">
            <text:p>Phyfr_NOV-71.fna</text:p>
          </table:table-cell>
          <table:table-cell office:value-type="string" calcext:value-type="string">
            <text:p>GCA_009733065.1</text:p>
          </table:table-cell>
        </table:table-row>
        <table:table-row table:style-name="ro1">
          <table:table-cell office:value-type="string" calcext:value-type="string">
            <text:p>Phyfr_NOV-77.fna</text:p>
          </table:table-cell>
          <table:table-cell office:value-type="string" calcext:value-type="string">
            <text:p>GCA_009733125.1</text:p>
          </table:table-cell>
        </table:table-row>
        <table:table-row table:style-name="ro1">
          <table:table-cell office:value-type="string" calcext:value-type="string">
            <text:p>Phyfr_ONT-3.fna</text:p>
          </table:table-cell>
          <table:table-cell office:value-type="string" calcext:value-type="string">
            <text:p>GCA_009733005.1</text:p>
          </table:table-cell>
        </table:table-row>
        <table:table-row table:style-name="ro1">
          <table:table-cell office:value-type="string" calcext:value-type="string">
            <text:p>Phyfr_SCRP245.fna</text:p>
          </table:table-cell>
          <table:table-cell office:value-type="string" calcext:value-type="string">
            <text:p>GCA_009732925.1</text:p>
          </table:table-cell>
        </table:table-row>
        <table:table-row table:style-name="ro1">
          <table:table-cell office:value-type="string" calcext:value-type="string">
            <text:p>Phygo_P17-128.fna</text:p>
          </table:table-cell>
          <table:table-cell office:value-type="string" calcext:value-type="string">
            <text:p>GCA_012295475.1</text:p>
          </table:table-cell>
        </table:table-row>
        <table:table-row table:style-name="ro1">
          <table:table-cell office:value-type="string" calcext:value-type="string">
            <text:p>Phyid_SCRP370.fna</text:p>
          </table:table-cell>
          <table:table-cell office:value-type="string" calcext:value-type="string">
            <text:p>GCA_016865095.1</text:p>
          </table:table-cell>
        </table:table-row>
        <table:table-row table:style-name="ro1">
          <table:table-cell office:value-type="string" calcext:value-type="string">
            <text:p>Phyid_SCRP371.fna</text:p>
          </table:table-cell>
          <table:table-cell office:value-type="string" calcext:value-type="string">
            <text:p>GCA_016880985.1</text:p>
          </table:table-cell>
        </table:table-row>
        <table:table-row table:style-name="ro1">
          <table:table-cell office:value-type="string" calcext:value-type="string">
            <text:p>Phyid_SCRP376.fna</text:p>
          </table:table-cell>
          <table:table-cell office:value-type="string" calcext:value-type="string">
            <text:p>GCA_016880175.1</text:p>
          </table:table-cell>
        </table:table-row>
        <table:table-row table:style-name="ro1">
          <table:table-cell office:value-type="string" calcext:value-type="string">
            <text:p>Phyin_KR_2_A2.fna</text:p>
          </table:table-cell>
          <table:table-cell office:value-type="string" calcext:value-type="string">
            <text:p>GCA_012552325.1</text:p>
          </table:table-cell>
        </table:table-row>
        <table:table-row table:style-name="ro1">
          <table:table-cell office:value-type="string" calcext:value-type="string">
            <text:p>Phyin_T30-4.fna</text:p>
          </table:table-cell>
          <table:table-cell office:value-type="string" calcext:value-type="string">
            <text:p>GCF_000142945.1</text:p>
          </table:table-cell>
        </table:table-row>
        <table:table-row table:style-name="ro1">
          <table:table-cell office:value-type="string" calcext:value-type="string">
            <text:p>Phyke_CBS122049.fna</text:p>
          </table:table-cell>
          <table:table-cell office:value-type="string" calcext:value-type="string">
            <text:p>GCA_000448265.2</text:p>
          </table:table-cell>
        </table:table-row>
        <table:table-row table:style-name="ro1">
          <table:table-cell office:value-type="string" calcext:value-type="string">
            <text:p>Phyke_Chile1.fna</text:p>
          </table:table-cell>
          <table:table-cell office:value-type="string" calcext:value-type="string">
            <text:p>GCA_001712655.1</text:p>
          </table:table-cell>
        </table:table-row>
        <table:table-row table:style-name="ro1">
          <table:table-cell office:value-type="string" calcext:value-type="string">
            <text:p>Phyke_Chile2.fna</text:p>
          </table:table-cell>
          <table:table-cell office:value-type="string" calcext:value-type="string">
            <text:p>GCA_001707905.2</text:p>
          </table:table-cell>
        </table:table-row>
        <table:table-row table:style-name="ro1">
          <table:table-cell office:value-type="string" calcext:value-type="string">
            <text:p>Phyke_Chile4.fna</text:p>
          </table:table-cell>
          <table:table-cell office:value-type="string" calcext:value-type="string">
            <text:p>GCA_001712715.2</text:p>
          </table:table-cell>
        </table:table-row>
        <table:table-row table:style-name="ro1">
          <table:table-cell office:value-type="string" calcext:value-type="string">
            <text:p>Phyke_Chile6.fna</text:p>
          </table:table-cell>
          <table:table-cell office:value-type="string" calcext:value-type="string">
            <text:p>GCA_001712705.2</text:p>
          </table:table-cell>
        </table:table-row>
        <table:table-row table:style-name="ro1">
          <table:table-cell office:value-type="string" calcext:value-type="string">
            <text:p>Phyke_Chile7.fna</text:p>
          </table:table-cell>
          <table:table-cell office:value-type="string" calcext:value-type="string">
            <text:p>GCA_001712645.2</text:p>
          </table:table-cell>
        </table:table-row>
        <table:table-row table:style-name="ro1">
          <table:table-cell office:value-type="string" calcext:value-type="string">
            <text:p>Phyke_NZFS2646.fna</text:p>
          </table:table-cell>
          <table:table-cell office:value-type="string" calcext:value-type="string">
            <text:p>GCA_000785735.3</text:p>
          </table:table-cell>
        </table:table-row>
        <table:table-row table:style-name="ro1">
          <table:table-cell office:value-type="string" calcext:value-type="string">
            <text:p>Phyke_NZFS3630.fna</text:p>
          </table:table-cell>
          <table:table-cell office:value-type="string" calcext:value-type="string">
            <text:p>GCA_000785725.3</text:p>
          </table:table-cell>
        </table:table-row>
        <table:table-row table:style-name="ro1">
          <table:table-cell office:value-type="string" calcext:value-type="string">
            <text:p>Phyke_00238_432.fna</text:p>
          </table:table-cell>
          <table:table-cell office:value-type="string" calcext:value-type="string">
            <text:p>GCA_000333075.3</text:p>
          </table:table-cell>
        </table:table-row>
        <table:table-row table:style-name="ro1">
          <table:table-cell office:value-type="string" calcext:value-type="string">
            <text:p>Phyke_00629_1.fna</text:p>
          </table:table-cell>
          <table:table-cell office:value-type="string" calcext:value-type="string">
            <text:p>GCA_000333095.2</text:p>
          </table:table-cell>
        </table:table-row>
        <table:table-row table:style-name="ro1">
          <table:table-cell office:value-type="string" calcext:value-type="string">
            <text:p>Phyke_00844_4.fna</text:p>
          </table:table-cell>
          <table:table-cell office:value-type="string" calcext:value-type="string">
            <text:p>GCA_000333115.2</text:p>
          </table:table-cell>
        </table:table-row>
        <table:table-row table:style-name="ro1">
          <table:table-cell office:value-type="string" calcext:value-type="string">
            <text:p>Phyla_CBS168.42.fna</text:p>
          </table:table-cell>
          <table:table-cell office:value-type="string" calcext:value-type="string">
            <text:p>GCA_000500205.2</text:p>
          </table:table-cell>
        </table:table-row>
        <table:table-row table:style-name="ro1">
          <table:table-cell office:value-type="string" calcext:value-type="string">
            <text:p>Phyla_SMSTG.fna</text:p>
          </table:table-cell>
          <table:table-cell office:value-type="string" calcext:value-type="string">
            <text:p>GCA_000333055.2</text:p>
          </table:table-cell>
        </table:table-row>
        <table:table-row table:style-name="ro1">
          <table:table-cell office:value-type="string" calcext:value-type="string">
            <text:p>Phyla_MPF4.fna</text:p>
          </table:table-cell>
          <table:table-cell office:value-type="string" calcext:value-type="string">
            <text:p>GCA_000318465.2</text:p>
          </table:table-cell>
        </table:table-row>
        <table:table-row table:style-name="ro1">
          <table:table-cell office:value-type="string" calcext:value-type="string">
            <text:p>Phyla_MPF6.fna</text:p>
          </table:table-cell>
          <table:table-cell office:value-type="string" calcext:value-type="string">
            <text:p>GCA_000338795.2</text:p>
          </table:table-cell>
        </table:table-row>
        <table:table-row table:style-name="ro1">
          <table:table-cell office:value-type="string" calcext:value-type="string">
            <text:p>Phyla_SMST21.fna</text:p>
          </table:table-cell>
          <table:table-cell office:value-type="string" calcext:value-type="string">
            <text:p>GCA_000338815.2</text:p>
          </table:table-cell>
        </table:table-row>
        <table:table-row table:style-name="ro1">
          <table:table-cell office:value-type="string" calcext:value-type="string">
            <text:p>Phyli_SHS3.fna</text:p>
          </table:table-cell>
          <table:table-cell office:value-type="string" calcext:value-type="string">
            <text:p>GCA_002812785.1</text:p>
          </table:table-cell>
        </table:table-row>
        <table:table-row table:style-name="ro1">
          <table:table-cell office:value-type="string" calcext:value-type="string">
            <text:p>Phyme_zdho120.fna</text:p>
          </table:table-cell>
          <table:table-cell office:value-type="string" calcext:value-type="string">
            <text:p>GCA_002215365.1</text:p>
          </table:table-cell>
        </table:table-row>
        <table:table-row table:style-name="ro1">
          <table:table-cell office:value-type="string" calcext:value-type="string">
            <text:p>Phymu_NZFS3378.fna</text:p>
          </table:table-cell>
          <table:table-cell office:value-type="string" calcext:value-type="string">
            <text:p>GCA_001314345.1</text:p>
          </table:table-cell>
        </table:table-row>
        <table:table-row table:style-name="ro1">
          <table:table-cell office:value-type="string" calcext:value-type="string">
            <text:p>Phymu_NZFS3448.fna</text:p>
          </table:table-cell>
          <table:table-cell office:value-type="string" calcext:value-type="string">
            <text:p>GCA_001314355.1</text:p>
          </table:table-cell>
        </table:table-row>
        <table:table-row table:style-name="ro1">
          <table:table-cell office:value-type="string" calcext:value-type="string">
            <text:p>Phyni_JM01.fna</text:p>
          </table:table-cell>
          <table:table-cell office:value-type="string" calcext:value-type="string">
            <text:p>GCA_003328465.1</text:p>
          </table:table-cell>
        </table:table-row>
        <table:table-row table:style-name="ro1">
          <table:table-cell office:value-type="string" calcext:value-type="string">
            <text:p>Phyni_race0.fna</text:p>
          </table:table-cell>
          <table:table-cell office:value-type="string" calcext:value-type="string">
            <text:p>GCA_001483015.1</text:p>
          </table:table-cell>
        </table:table-row>
        <table:table-row table:style-name="ro1">
          <table:table-cell office:value-type="string" calcext:value-type="string">
            <text:p>Phyni_race1.fna</text:p>
          </table:table-cell>
          <table:table-cell office:value-type="string" calcext:value-type="string">
            <text:p>GCA_001482985.1</text:p>
          </table:table-cell>
        </table:table-row>
        <table:table-row table:style-name="ro1">
          <table:table-cell office:value-type="string" calcext:value-type="string">
            <text:p>Phypa_B4PPRK_Kuching_Sarawak.fna</text:p>
          </table:table-cell>
          <table:table-cell office:value-type="string" calcext:value-type="string">
            <text:p>GCA_012932265.1</text:p>
          </table:table-cell>
        </table:table-row>
        <table:table-row table:style-name="ro1">
          <table:table-cell office:value-type="string" calcext:value-type="string">
            <text:p>Phypa_var.palmivora_sbr112.9.fna</text:p>
          </table:table-cell>
          <table:table-cell office:value-type="string" calcext:value-type="string">
            <text:p>GCA_002911725.1</text:p>
          </table:table-cell>
        </table:table-row>
        <table:table-row table:style-name="ro1">
          <table:table-cell office:value-type="string" calcext:value-type="string">
            <text:p>Phypa_CHvinca01.fna</text:p>
          </table:table-cell>
          <table:table-cell office:value-type="string" calcext:value-type="string">
            <text:p>GCA_000509505.1</text:p>
          </table:table-cell>
        </table:table-row>
        <table:table-row table:style-name="ro1">
          <table:table-cell office:value-type="string" calcext:value-type="string">
            <text:p>Phypa_CJ02B3.fna</text:p>
          </table:table-cell>
          <table:table-cell office:value-type="string" calcext:value-type="string">
            <text:p>GCA_000509465.1</text:p>
          </table:table-cell>
        </table:table-row>
        <table:table-row table:style-name="ro1">
          <table:table-cell office:value-type="string" calcext:value-type="string">
            <text:p>Phypa_CJ05E6.fna</text:p>
          </table:table-cell>
          <table:table-cell office:value-type="string" calcext:value-type="string">
            <text:p>GCA_000509485.1</text:p>
          </table:table-cell>
        </table:table-row>
        <table:table-row table:style-name="ro1">
          <table:table-cell office:value-type="string" calcext:value-type="string">
            <text:p>Phypa_IAC_01_95.fna</text:p>
          </table:table-cell>
          <table:table-cell office:value-type="string" calcext:value-type="string">
            <text:p>GCA_000509525.1</text:p>
          </table:table-cell>
        </table:table-row>
        <table:table-row table:style-name="ro1">
          <table:table-cell office:value-type="string" calcext:value-type="string">
            <text:p>Phypa_INRA-310.fna</text:p>
          </table:table-cell>
          <table:table-cell office:value-type="string" calcext:value-type="string">
            <text:p>GCF_000247585.1</text:p>
          </table:table-cell>
        </table:table-row>
        <table:table-row table:style-name="ro1">
          <table:table-cell office:value-type="string" calcext:value-type="string">
            <text:p>Phypi_CBS122922.fna</text:p>
          </table:table-cell>
          <table:table-cell office:value-type="string" calcext:value-type="string">
            <text:p>GCA_000500225.2</text:p>
          </table:table-cell>
        </table:table-row>
        <table:table-row table:style-name="ro1">
          <table:table-cell office:value-type="string" calcext:value-type="string">
            <text:p>Phypi.fna</text:p>
          </table:table-cell>
          <table:table-cell office:value-type="string" calcext:value-type="string">
            <text:p>GCA_000751395.2</text:p>
          </table:table-cell>
        </table:table-row>
        <table:table-row table:style-name="ro1">
          <table:table-cell office:value-type="string" calcext:value-type="string">
            <text:p>Phypl_AV1007.fna</text:p>
          </table:table-cell>
          <table:table-cell office:value-type="string" calcext:value-type="string">
            <text:p>GCA_002247145.1</text:p>
          </table:table-cell>
        </table:table-row>
        <table:table-row table:style-name="ro1">
          <table:table-cell office:value-type="string" calcext:value-type="string">
            <text:p>Phypl_LC9-1.fna</text:p>
          </table:table-cell>
          <table:table-cell office:value-type="string" calcext:value-type="string">
            <text:p>GCA_001314425.1</text:p>
          </table:table-cell>
        </table:table-row>
        <table:table-row table:style-name="ro1">
          <table:table-cell office:value-type="string" calcext:value-type="string">
            <text:p>Phypl_NZFS3000.fna</text:p>
          </table:table-cell>
          <table:table-cell office:value-type="string" calcext:value-type="string">
            <text:p>GCA_001314455.1</text:p>
          </table:table-cell>
        </table:table-row>
        <table:table-row table:style-name="ro1">
          <table:table-cell office:value-type="string" calcext:value-type="string">
            <text:p>Phyps_PR13-731.fna</text:p>
          </table:table-cell>
          <table:table-cell office:value-type="string" calcext:value-type="string">
            <text:p>GCA_012295425.1</text:p>
          </table:table-cell>
        </table:table-row>
        <table:table-row table:style-name="ro1">
          <table:table-cell office:value-type="string" calcext:value-type="string">
            <text:p>Phyra_CC1011.fna</text:p>
          </table:table-cell>
          <table:table-cell office:value-type="string" calcext:value-type="string">
            <text:p>GCA_001955675.1</text:p>
          </table:table-cell>
        </table:table-row>
        <table:table-row table:style-name="ro1">
          <table:table-cell office:value-type="string" calcext:value-type="string">
            <text:p>Phyra_CDFA1418886.fna</text:p>
          </table:table-cell>
          <table:table-cell office:value-type="string" calcext:value-type="string">
            <text:p>GCA_002968915.1</text:p>
          </table:table-cell>
        </table:table-row>
        <table:table-row table:style-name="ro1">
          <table:table-cell office:value-type="string" calcext:value-type="string">
            <text:p>Phyra_EU12275.fna</text:p>
          </table:table-cell>
          <table:table-cell office:value-type="string" calcext:value-type="string">
            <text:p>GCA_000340395.2</text:p>
          </table:table-cell>
        </table:table-row>
        <table:table-row table:style-name="ro1">
          <table:table-cell office:value-type="string" calcext:value-type="string">
            <text:p>Phyra_EU1CC1008.fna</text:p>
          </table:table-cell>
          <table:table-cell office:value-type="string" calcext:value-type="string">
            <text:p>GCA_001933345.1</text:p>
          </table:table-cell>
        </table:table-row>
        <table:table-row table:style-name="ro1">
          <table:table-cell office:value-type="string" calcext:value-type="string">
            <text:p>Phyra_EU1CC1033.fna</text:p>
          </table:table-cell>
          <table:table-cell office:value-type="string" calcext:value-type="string">
            <text:p>GCA_001933395.1</text:p>
          </table:table-cell>
        </table:table-row>
        <table:table-row table:style-name="ro1">
          <table:table-cell office:value-type="string" calcext:value-type="string">
            <text:p>Phyra_EU1CC1048.fna</text:p>
          </table:table-cell>
          <table:table-cell office:value-type="string" calcext:value-type="string">
            <text:p>GCA_001933405.1</text:p>
          </table:table-cell>
        </table:table-row>
        <table:table-row table:style-name="ro1">
          <table:table-cell office:value-type="string" calcext:value-type="string">
            <text:p>Phyra_EU1CC12475.fna</text:p>
          </table:table-cell>
          <table:table-cell office:value-type="string" calcext:value-type="string">
            <text:p>GCA_001933335.1</text:p>
          </table:table-cell>
        </table:table-row>
        <table:table-row table:style-name="ro1">
          <table:table-cell office:value-type="string" calcext:value-type="string">
            <text:p>Phyra_EU1CC14654.fna</text:p>
          </table:table-cell>
          <table:table-cell office:value-type="string" calcext:value-type="string">
            <text:p>GCA_001933325.1</text:p>
          </table:table-cell>
        </table:table-row>
        <table:table-row table:style-name="ro1">
          <table:table-cell office:value-type="string" calcext:value-type="string">
            <text:p>Phyra_EU1CC2168.fna</text:p>
          </table:table-cell>
          <table:table-cell office:value-type="string" calcext:value-type="string">
            <text:p>GCA_001933415.1</text:p>
          </table:table-cell>
        </table:table-row>
        <table:table-row table:style-name="ro1">
          <table:table-cell office:value-type="string" calcext:value-type="string">
            <text:p>Phyra_EU1CC2176.fna</text:p>
          </table:table-cell>
          <table:table-cell office:value-type="string" calcext:value-type="string">
            <text:p>GCA_001933455.1</text:p>
          </table:table-cell>
        </table:table-row>
        <table:table-row table:style-name="ro1">
          <table:table-cell office:value-type="string" calcext:value-type="string">
            <text:p>Phyra_EU1CC2184.fna</text:p>
          </table:table-cell>
          <table:table-cell office:value-type="string" calcext:value-type="string">
            <text:p>GCA_001933315.1</text:p>
          </table:table-cell>
        </table:table-row>
        <table:table-row table:style-name="ro1">
          <table:table-cell office:value-type="string" calcext:value-type="string">
            <text:p>Phyra_EU1CC2186.fna</text:p>
          </table:table-cell>
          <table:table-cell office:value-type="string" calcext:value-type="string">
            <text:p>GCA_001933465.1</text:p>
          </table:table-cell>
        </table:table-row>
        <table:table-row table:style-name="ro1">
          <table:table-cell office:value-type="string" calcext:value-type="string">
            <text:p>Phyra_EU1CC2187.fna</text:p>
          </table:table-cell>
          <table:table-cell office:value-type="string" calcext:value-type="string">
            <text:p>GCA_001933485.1</text:p>
          </table:table-cell>
        </table:table-row>
        <table:table-row table:style-name="ro1">
          <table:table-cell office:value-type="string" calcext:value-type="string">
            <text:p>Phyra_EU2_996_3.fna</text:p>
          </table:table-cell>
          <table:table-cell office:value-type="string" calcext:value-type="string">
            <text:p>GCA_000336535.2</text:p>
          </table:table-cell>
        </table:table-row>
        <table:table-row table:style-name="ro1">
          <table:table-cell office:value-type="string" calcext:value-type="string">
            <text:p>Phyra_EU2_SOD58_12.fna</text:p>
          </table:table-cell>
          <table:table-cell office:value-type="string" calcext:value-type="string">
            <text:p>GCA_001278135.1</text:p>
          </table:table-cell>
        </table:table-row>
        <table:table-row table:style-name="ro1">
          <table:table-cell office:value-type="string" calcext:value-type="string">
            <text:p>Phyra_EU2SOD136_11.fna</text:p>
          </table:table-cell>
          <table:table-cell office:value-type="string" calcext:value-type="string">
            <text:p>GCA_001278215.1</text:p>
          </table:table-cell>
        </table:table-row>
        <table:table-row table:style-name="ro1">
          <table:table-cell office:value-type="string" calcext:value-type="string">
            <text:p>Phyra_EU2SOD158_11.fna</text:p>
          </table:table-cell>
          <table:table-cell office:value-type="string" calcext:value-type="string">
            <text:p>GCA_001278165.1</text:p>
          </table:table-cell>
        </table:table-row>
        <table:table-row table:style-name="ro1">
          <table:table-cell office:value-type="string" calcext:value-type="string">
            <text:p>Phyra_EU2SOD169_11.fna</text:p>
          </table:table-cell>
          <table:table-cell office:value-type="string" calcext:value-type="string">
            <text:p>GCA_001278235.1</text:p>
          </table:table-cell>
        </table:table-row>
        <table:table-row table:style-name="ro1">
          <table:table-cell office:value-type="string" calcext:value-type="string">
            <text:p>Phyra_EU2SOD22_12.fna</text:p>
          </table:table-cell>
          <table:table-cell office:value-type="string" calcext:value-type="string">
            <text:p>GCA_001278155.1</text:p>
          </table:table-cell>
        </table:table-row>
        <table:table-row table:style-name="ro1">
          <table:table-cell office:value-type="string" calcext:value-type="string">
            <text:p>Phyra_EU2SOD69_12.fna</text:p>
          </table:table-cell>
          <table:table-cell office:value-type="string" calcext:value-type="string">
            <text:p>GCA_001278145.1</text:p>
          </table:table-cell>
        </table:table-row>
        <table:table-row table:style-name="ro1">
          <table:table-cell office:value-type="string" calcext:value-type="string">
            <text:p>Phyra_EU2SODL51.fna</text:p>
          </table:table-cell>
          <table:table-cell office:value-type="string" calcext:value-type="string">
            <text:p>GCA_001278225.1</text:p>
          </table:table-cell>
        </table:table-row>
        <table:table-row table:style-name="ro1">
          <table:table-cell office:value-type="string" calcext:value-type="string">
            <text:p>Phyra_Pr102.fna</text:p>
          </table:table-cell>
          <table:table-cell office:value-type="string" calcext:value-type="string">
            <text:p>GCA_000149735.1</text:p>
          </table:table-cell>
        </table:table-row>
        <table:table-row table:style-name="ro1">
          <table:table-cell office:value-type="string" calcext:value-type="string">
            <text:p>Phyra_Pr102-2018.fna</text:p>
          </table:table-cell>
          <table:table-cell office:value-type="string" calcext:value-type="string">
            <text:p>GCA_003956735.1</text:p>
          </table:table-cell>
        </table:table-row>
        <table:table-row table:style-name="ro1">
          <table:table-cell office:value-type="string" calcext:value-type="string">
            <text:p>Phyru_CBS109.892.fna</text:p>
          </table:table-cell>
          <table:table-cell office:value-type="string" calcext:value-type="string">
            <text:p>GCA_000687305.2</text:p>
          </table:table-cell>
        </table:table-row>
        <table:table-row table:style-name="ro1">
          <table:table-cell office:value-type="string" calcext:value-type="string">
            <text:p>Phyru_pd0101050015038.fna</text:p>
          </table:table-cell>
          <table:table-cell office:value-type="string" calcext:value-type="string">
            <text:p>GCA_002025925.1</text:p>
          </table:table-cell>
        </table:table-row>
        <table:table-row table:style-name="ro1">
          <table:table-cell office:value-type="string" calcext:value-type="string">
            <text:p>Phyru_SCRP249.fna</text:p>
          </table:table-cell>
          <table:table-cell office:value-type="string" calcext:value-type="string">
            <text:p>GCA_009732905.1</text:p>
          </table:table-cell>
        </table:table-row>
        <table:table-row table:style-name="ro1">
          <table:table-cell office:value-type="string" calcext:value-type="string">
            <text:p>Phyru_SCRP324.fna</text:p>
          </table:table-cell>
          <table:table-cell office:value-type="string" calcext:value-type="string">
            <text:p>GCA_009732945.1</text:p>
          </table:table-cell>
        </table:table-row>
        <table:table-row table:style-name="ro1">
          <table:table-cell office:value-type="string" calcext:value-type="string">
            <text:p>Phyru_SCRP333.fna</text:p>
          </table:table-cell>
          <table:table-cell office:value-type="string" calcext:value-type="string">
            <text:p>GCA_009733145.1</text:p>
          </table:table-cell>
        </table:table-row>
        <table:table-row table:style-name="ro1">
          <table:table-cell office:value-type="string" calcext:value-type="string">
            <text:p>Physo_P6497.fna</text:p>
          </table:table-cell>
          <table:table-cell office:value-type="string" calcext:value-type="string">
            <text:p>GCF_000149755.1</text:p>
          </table:table-cell>
        </table:table-row>
        <table:table-row table:style-name="ro1">
          <table:table-cell office:value-type="string" calcext:value-type="string">
            <text:p>Physy_BL57G.fna</text:p>
          </table:table-cell>
          <table:table-cell office:value-type="string" calcext:value-type="string">
            <text:p>GCA_012656105.1</text:p>
          </table:table-cell>
        </table:table-row>
        <table:table-row table:style-name="ro1">
          <table:table-cell office:value-type="string" calcext:value-type="string">
            <text:p>Phyta_toNZFS3642.fna</text:p>
          </table:table-cell>
          <table:table-cell office:value-type="string" calcext:value-type="string">
            <text:p>GCA_001314375.1</text:p>
          </table:table-cell>
        </table:table-row>
        <table:table-row table:style-name="ro1">
          <table:table-cell office:value-type="string" calcext:value-type="string">
            <text:p>Phyta_toNZFS3727.fna</text:p>
          </table:table-cell>
          <table:table-cell office:value-type="string" calcext:value-type="string">
            <text:p>GCA_001314925.1</text:p>
          </table:table-cell>
        </table:table-row>
        <table:table-row table:style-name="ro1">
          <table:table-cell office:value-type="string" calcext:value-type="string">
            <text:p>Phyxa.fna</text:p>
          </table:table-cell>
          <table:table-cell office:value-type="string" calcext:value-type="string">
            <text:p>GCA_000439335.1</text:p>
          </table:table-cell>
        </table:table-row>
        <table:table-row table:style-name="ro1">
          <table:table-cell office:value-type="string" calcext:value-type="string">
            <text:p>Phybo_SCRP23.fna</text:p>
          </table:table-cell>
          <table:table-cell office:value-type="string" calcext:value-type="string">
            <text:p>GCA_019155685.1</text:p>
          </table:table-cell>
        </table:table-row>
        <table:table-row table:style-name="ro1">
          <table:table-cell office:value-type="string" calcext:value-type="string">
            <text:p>Phyps_SCRP734.fna</text:p>
          </table:table-cell>
          <table:table-cell office:value-type="string" calcext:value-type="string">
            <text:p>GCA_019155715.1</text:p>
          </table:table-cell>
        </table:table-row>
      </table:table>
      <table:named-expressions/>
      <table:database-ranges>
        <table:database-range table:name="__Anonymous_Sheet_DB__0" table:target-range-address="'Sample 2 Clade'.A1:'Sample 2 Clade'.D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$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4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/00/0000</text:date>, <text:time style:data-style-name="N2" text:time-value="17:53:35.1398434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1:53:09.640633106</meta:creation-date>
    <dc:date>2023-12-28T19:21:33.240190642</dc:date>
    <meta:editing-duration>PT1H46M41S</meta:editing-duration>
    <meta:editing-cycles>5</meta:editing-cycles>
    <meta:generator>LibreOffice/7.5.9.2$Linux_X86_64 LibreOffice_project/50$Build-2</meta:generator>
    <meta:document-statistic meta:table-count="5" meta:cell-count="1296" meta:object-count="0"/>
  </office:meta>
</office:document-meta>
</file>